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Pictures/2000008B00004D4000001B8B32C3B86F.svm"/>
  <manifest:file-entry manifest:media-type="" manifest:full-path="Pictures/2000012200004D40000037154EBFE7F4.svm"/>
  <manifest:file-entry manifest:media-type="" manifest:full-path="Pictures/200000F600004D40000039D6CE350BD3.svm"/>
  <manifest:file-entry manifest:media-type="" manifest:full-path="Pictures/200001EF00004D40000044DA9FBBADAA.svm"/>
  <manifest:file-entry manifest:media-type="" manifest:full-path="Pictures/2000017600004D4000003DF8633A2ADC.svm"/>
  <manifest:file-entry manifest:media-type="" manifest:full-path="Pictures/200000EC00004D40000039D68143C885.svm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statusbar/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" manifest:full-path="Object 60/Configurations2/statusbar/"/>
  <manifest:file-entry manifest:media-type="" manifest:full-path="Object 60/Configurations2/accelerator/current.xml"/>
  <manifest:file-entry manifest:media-type="" manifest:full-path="Object 60/Configurations2/accelerato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statusbar/"/>
  <manifest:file-entry manifest:media-type="" manifest:full-path="Object 61/Configurations2/accelerator/current.xml"/>
  <manifest:file-entry manifest:media-type="" manifest:full-path="Object 61/Configurations2/accelerato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statusbar/"/>
  <manifest:file-entry manifest:media-type="" manifest:full-path="Object 62/Configurations2/accelerator/current.xml"/>
  <manifest:file-entry manifest:media-type="" manifest:full-path="Object 62/Configurations2/accelerato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statusbar/"/>
  <manifest:file-entry manifest:media-type="" manifest:full-path="Object 63/Configurations2/accelerator/current.xml"/>
  <manifest:file-entry manifest:media-type="" manifest:full-path="Object 63/Configurations2/accelerato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statusbar/"/>
  <manifest:file-entry manifest:media-type="" manifest:full-path="Object 64/Configurations2/accelerator/current.xml"/>
  <manifest:file-entry manifest:media-type="" manifest:full-path="Object 64/Configurations2/accelerato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statusbar/"/>
  <manifest:file-entry manifest:media-type="" manifest:full-path="Object 65/Configurations2/accelerator/current.xml"/>
  <manifest:file-entry manifest:media-type="" manifest:full-path="Object 65/Configurations2/accelerato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statusbar/"/>
  <manifest:file-entry manifest:media-type="" manifest:full-path="Object 66/Configurations2/accelerator/current.xml"/>
  <manifest:file-entry manifest:media-type="" manifest:full-path="Object 66/Configurations2/accelerato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statusbar/"/>
  <manifest:file-entry manifest:media-type="" manifest:full-path="Object 67/Configurations2/accelerator/current.xml"/>
  <manifest:file-entry manifest:media-type="" manifest:full-path="Object 67/Configurations2/accelerato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statusbar/"/>
  <manifest:file-entry manifest:media-type="" manifest:full-path="Object 68/Configurations2/accelerator/current.xml"/>
  <manifest:file-entry manifest:media-type="" manifest:full-path="Object 68/Configurations2/accelerato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statusbar/"/>
  <manifest:file-entry manifest:media-type="" manifest:full-path="Object 69/Configurations2/accelerator/current.xml"/>
  <manifest:file-entry manifest:media-type="" manifest:full-path="Object 69/Configurations2/accelerato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>
        <style:tab-stops>
          <style:tab-stop style:position="6.0335in"/>
        </style:tab-stops>
      </style:paragraph-properties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ny Kelman</text:p>
      <text:p text:style-name="Standard">ME 233 – Homework 11</text:p>
      <text:p text:style-name="Standard"/>
      <text:p text:style-name="Standard">1.a)</text:p>
      <text:p text:style-name="Standard"><draw:frame draw:style-name="fr4" draw:name="Object1" text:anchor-type="as-char" svg:width="6.722in" svg:height="0.2138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Standard"><draw:frame draw:style-name="fr4" draw:name="Object2" text:anchor-type="as-char" svg:width="4.9126in" svg:height="0.2327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Standard"><draw:frame draw:style-name="fr4" draw:name="Object3" text:anchor-type="as-char" svg:width="5.5846in" svg:height="0.4717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Standard"><draw:frame draw:style-name="fr4" draw:name="Object4" text:anchor-type="as-char" svg:width="3.6043in" svg:height="0.2327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Standard"><draw:frame draw:style-name="fr4" draw:name="Object5" text:anchor-type="as-char" svg:width="4.5374in" svg:height="0.2327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Standard"><draw:frame draw:style-name="fr4" draw:name="Object6" text:anchor-type="as-char" svg:width="3.472in" svg:height="0.2327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Standard"><draw:frame draw:style-name="fr4" draw:name="Object7" text:anchor-type="as-char" svg:width="3.8035in" svg:height="0.2091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Standard"><draw:frame draw:style-name="fr4" draw:name="Object8" text:anchor-type="as-char" svg:width="6.1602in" svg:height="0.2327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Standard"><draw:frame draw:style-name="fr4" draw:name="Object9" text:anchor-type="as-char" svg:width="3.4937in" svg:height="0.2138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Standard"><draw:frame draw:style-name="fr4" draw:name="Object10" text:anchor-type="as-char" svg:width="3.3654in" svg:height="0.2138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Standard"><draw:frame draw:style-name="fr4" draw:name="Object11" text:anchor-type="as-char" svg:width="4.3335in" svg:height="0.2138in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Standard"><draw:frame draw:style-name="fr1" draw:name="graphics1" text:anchor-type="paragraph" svg:x="0.0083in" svg:y="0.089in" svg:width="6.9252in" svg:height="4.9366in" draw:z-index="1"><draw:image xlink:href="Pictures/2000012200004D40000037154EBFE7F4.svm" xlink:type="simple" xlink:show="embed" xlink:actuate="onLoad"/></draw:frame><draw:frame draw:style-name="fr4" draw:name="Object12" text:anchor-type="as-char" svg:width="3.3083in" svg:height="0.2138in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Standard">1.b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.c)</text:p>
      <text:p text:style-name="Standard"><draw:frame draw:style-name="fr4" draw:name="Object13" text:anchor-type="as-char" svg:width="4.311in" svg:height="0.4902in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Standard"><draw:frame draw:style-name="fr2" draw:name="graphics2" text:anchor-type="paragraph" svg:width="6.9252in" svg:height="6.1717in" draw:z-index="26"><draw:image xlink:href="Pictures/200001EF00004D40000044DA9FBBADAA.svm" xlink:type="simple" xlink:show="embed" xlink:actuate="onLoad"/></draw:frame><text:soft-page-break/>1.d)</text:p>
      <text:p text:style-name="Standard"><draw:frame draw:style-name="fr4" draw:name="Object14" text:anchor-type="as-char" svg:width="6.3217in" svg:height="0.2138in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Standard"><draw:frame draw:style-name="fr4" draw:name="Object15" text:anchor-type="as-char" svg:width="6.0634in" svg:height="0.4902in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Standard"><draw:frame draw:style-name="fr4" draw:name="Object16" text:anchor-type="as-char" svg:width="5.0516in" svg:height="0.4465in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Standard"><draw:frame draw:style-name="fr4" draw:name="Object17" text:anchor-type="as-char" svg:width="6.3839in" svg:height="0.4717in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Standard"><draw:frame draw:style-name="fr4" draw:name="Object18" text:anchor-type="as-char" svg:width="6.3902in" svg:height="0.2091in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Standard"><draw:frame draw:style-name="fr4" draw:name="Object19" text:anchor-type="as-char" svg:width="4.8437in" svg:height="0.2091in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Standard"><draw:frame draw:style-name="fr4" draw:name="Object20" text:anchor-type="as-char" svg:width="5.5575in" svg:height="0.2091in" draw:z-index="21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Standard"><draw:frame draw:style-name="fr4" draw:name="Object21" text:anchor-type="as-char" svg:width="6.1772in" svg:height="0.2091in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Standard"/>
      <text:p text:style-name="Standard"/>
      <text:p text:style-name="Standard"/>
      <text:p text:style-name="Standard"><draw:frame draw:style-name="fr1" draw:name="graphics3" text:anchor-type="paragraph" svg:x="0in" svg:y="-0.5165in" svg:width="6.9252in" svg:height="5.1839in" draw:z-index="23"><draw:image xlink:href="Pictures/200000EC00004D40000039D68143C885.svm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4" text:anchor-type="paragraph" svg:x="0in" svg:y="0.1752in" svg:width="6.9252in" svg:height="5.1839in" draw:z-index="0"><draw:image xlink:href="Pictures/200000F600004D40000039D6CE350BD3.svm" xlink:type="simple" xlink:show="embed" xlink:actuate="onLoad"/></draw:frame></text:p>
      <text:p text:style-name="Standard"/>
      <text:p text:style-name="Standard">1.e)i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4" draw:name="Object22" text:anchor-type="as-char" svg:width="4.8929in" svg:height="0.4717in" draw:z-index="24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Standard"><draw:frame draw:style-name="fr4" draw:name="Object23" text:anchor-type="as-char" svg:width="5.1098in" svg:height="0.2091in" draw:z-index="25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Standard"><draw:frame draw:style-name="fr3" draw:name="graphics5" text:anchor-type="paragraph" svg:width="6.9252in" svg:height="2.4681in" draw:z-index="28"><draw:image xlink:href="Pictures/2000008B00004D4000001B8B32C3B86F.svm" xlink:type="simple" xlink:show="embed" xlink:actuate="onLoad"/></draw:frame><draw:frame draw:style-name="fr4" draw:name="Object24" text:anchor-type="as-char" svg:width="6.8008in" svg:height="0.2091in" draw:z-index="27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Standard">1.e)ii)</text:p>
      <text:p text:style-name="Standard"><draw:frame draw:style-name="fr3" draw:name="graphics6" text:anchor-type="paragraph" svg:width="6.9252in" svg:height="5.5547in" draw:z-index="29"><draw:image xlink:href="Pictures/2000017600004D4000003DF8633A2ADC.svm" xlink:type="simple" xlink:show="embed" xlink:actuate="onLoad"/></draw:frame></text:p>
      <text:p text:style-name="Standard"><text:soft-page-break/>2.</text:p>
      <text:p text:style-name="Standard"><draw:frame draw:style-name="fr4" draw:name="Object25" text:anchor-type="as-char" svg:width="4.9819in" svg:height="0.3146in" draw:z-index="30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Standard"><draw:frame draw:style-name="fr4" draw:name="Object26" text:anchor-type="as-char" svg:width="6.4425in" svg:height="0.3146in" draw:z-index="31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Standard"><draw:frame draw:style-name="fr4" draw:name="Object27" text:anchor-type="as-char" svg:width="6.6047in" svg:height="0.3146in" draw:z-index="32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Standard"><draw:frame draw:style-name="fr4" draw:name="Object28" text:anchor-type="as-char" svg:width="6.1909in" svg:height="0.3146in" draw:z-index="3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Standard"><draw:frame draw:style-name="fr4" draw:name="Object29" text:anchor-type="as-char" svg:width="5.5583in" svg:height="0.3146in" draw:z-index="34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Standard"><draw:frame draw:style-name="fr4" draw:name="Object30" text:anchor-type="as-char" svg:width="3.5752in" svg:height="0.2091in" draw:z-index="35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Standard"><draw:frame draw:style-name="fr4" draw:name="Object33" text:anchor-type="as-char" svg:width="4.5839in" svg:height="0.3146in" draw:z-index="37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Standard"><draw:frame draw:style-name="fr4" draw:name="Object32" text:anchor-type="as-char" svg:width="5.6508in" svg:height="0.3146in" draw:z-index="36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Standard"><draw:frame draw:style-name="fr4" draw:name="Object31" text:anchor-type="as-char" svg:width="6.8382in" svg:height="0.3146in" draw:z-index="38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Standard"><draw:frame draw:style-name="fr4" draw:name="Object34" text:anchor-type="as-char" svg:width="6.7283in" svg:height="0.2091in" draw:z-index="3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Standard"><draw:frame draw:style-name="fr4" draw:name="Object35" text:anchor-type="as-char" svg:width="4.4362in" svg:height="0.3146in" draw:z-index="40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Standard"><draw:frame draw:style-name="fr4" draw:name="Object36" text:anchor-type="as-char" svg:width="5.4047in" svg:height="0.3146in" draw:z-index="41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Standard"><draw:frame draw:style-name="fr4" draw:name="Object37" text:anchor-type="as-char" svg:width="6.0181in" svg:height="0.3146in" draw:z-index="42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Standard"/>
      <text:p text:style-name="Standard">3.a)</text:p>
      <text:p text:style-name="Standard"><draw:frame draw:style-name="fr4" draw:name="Object38" text:anchor-type="as-char" svg:width="4.9839in" svg:height="0.4429in" draw:z-index="43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Standard"><draw:frame draw:style-name="fr4" draw:name="Object39" text:anchor-type="as-char" svg:width="4.0744in" svg:height="0.2244in" draw:z-index="44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Standard"><draw:frame draw:style-name="fr4" draw:name="Object40" text:anchor-type="as-char" svg:width="3.5437in" svg:height="0.3929in" draw:z-index="45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Standard"><draw:frame draw:style-name="fr4" draw:name="Object41" text:anchor-type="as-char" svg:width="5.3335in" svg:height="0.228in" draw:z-index="46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Standard"><draw:frame draw:style-name="fr4" draw:name="Object42" text:anchor-type="as-char" svg:width="4.6957in" svg:height="0.228in" draw:z-index="47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Standard"><draw:frame draw:style-name="fr4" draw:name="Object43" text:anchor-type="as-char" svg:width="4.9575in" svg:height="0.228in" draw:z-index="48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Standard"><draw:frame draw:style-name="fr4" draw:name="Object44" text:anchor-type="as-char" svg:width="3.6181in" svg:height="0.228in" draw:z-index="49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Standard"><draw:frame draw:style-name="fr4" draw:name="Object45" text:anchor-type="as-char" svg:width="3.5547in" svg:height="0.4602in" draw:z-index="50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1"><draw:frame draw:style-name="fr4" draw:name="Object46" text:anchor-type="as-char" svg:width="5.8654in" svg:height="0.4181in" draw:z-index="51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"><draw:frame draw:style-name="fr4" draw:name="Object47" text:anchor-type="as-char" svg:width="4.4681in" svg:height="0.452in" draw:z-index="52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1"><draw:frame draw:style-name="fr4" draw:name="Object48" text:anchor-type="as-char" svg:width="1.8563in" svg:height="0.2091in" draw:z-index="53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1">3.b)</text:p>
      <text:p text:style-name="P1"><draw:frame draw:style-name="fr4" draw:name="Object49" text:anchor-type="as-char" svg:width="6.678in" svg:height="0.3929in" draw:z-index="54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1"><draw:frame draw:style-name="fr4" draw:name="Object50" text:anchor-type="as-char" svg:width="3.6626in" svg:height="0.3929in" draw:z-index="55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"><draw:frame draw:style-name="fr4" draw:name="Object51" text:anchor-type="as-char" svg:width="5.9319in" svg:height="0.3929in" draw:z-index="56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1"><text:soft-page-break/><draw:frame draw:style-name="fr4" draw:name="Object52" text:anchor-type="as-char" svg:width="5.1709in" svg:height="0.2075in" draw:z-index="57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1"><draw:frame draw:style-name="fr4" draw:name="Object53" text:anchor-type="as-char" svg:width="5.7339in" svg:height="0.3929in" draw:z-index="58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">3.c)</text:p>
      <text:p text:style-name="P1"><draw:frame draw:style-name="fr4" draw:name="Object54" text:anchor-type="as-char" svg:width="6.648in" svg:height="0.2091in" draw:z-index="59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1"><draw:frame draw:style-name="fr4" draw:name="Object55" text:anchor-type="as-char" svg:width="4.3063in" svg:height="0.1917in" draw:z-index="60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1"><draw:frame draw:style-name="fr4" draw:name="Object56" text:anchor-type="as-char" svg:width="6.6965in" svg:height="0.2091in" draw:z-index="61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1"><draw:frame draw:style-name="fr4" draw:name="Object57" text:anchor-type="as-char" svg:width="4.7035in" svg:height="0.2138in" draw:z-index="62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1">3.d)</text:p>
      <text:p text:style-name="P1"><draw:frame draw:style-name="fr4" draw:name="Object58" text:anchor-type="as-char" svg:width="2.9543in" svg:height="0.3146in" draw:z-index="63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1"><draw:frame draw:style-name="fr4" draw:name="Object59" text:anchor-type="as-char" svg:width="2.6937in" svg:height="0.3146in" draw:z-index="64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1"><draw:frame draw:style-name="fr4" draw:name="Object60" text:anchor-type="as-char" svg:width="1.6791in" svg:height="0.3929in" draw:z-index="65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1"><draw:frame draw:style-name="fr4" draw:name="Object61" text:anchor-type="as-char" svg:width="1.628in" svg:height="0.2327in" draw:z-index="66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1"><draw:frame draw:style-name="fr4" draw:name="Object62" text:anchor-type="as-char" svg:width="2.5193in" svg:height="0.2327in" draw:z-index="67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"><draw:frame draw:style-name="fr4" draw:name="Object63" text:anchor-type="as-char" svg:width="4.2366in" svg:height="0.2327in" draw:z-index="68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1"><draw:frame draw:style-name="fr4" draw:name="Object64" text:anchor-type="as-char" svg:width="3.9819in" svg:height="0.2327in" draw:z-index="69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1"><draw:frame draw:style-name="fr4" draw:name="Object65" text:anchor-type="as-char" svg:width="5.502in" svg:height="0.2075in" draw:z-index="70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1"><draw:frame draw:style-name="fr4" draw:name="Object66" text:anchor-type="as-char" svg:width="4.4091in" svg:height="0.5327in" draw:z-index="71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P1">3.e)</text:p>
      <text:p text:style-name="P1"><draw:frame draw:style-name="fr4" draw:name="Object67" text:anchor-type="as-char" svg:width="6.5728in" svg:height="0.2138in" draw:z-index="72"><draw:object xlink:href="./Object 67" xlink:type="simple" xlink:show="embed" xlink:actuate="onLoad"/><draw:image xlink:href="./ObjectReplacements/Object 67" xlink:type="simple" xlink:show="embed" xlink:actuate="onLoad"/><svg:desc>formula</svg:desc></draw:frame></text:p>
      <text:p text:style-name="P1"><draw:frame draw:style-name="fr4" draw:name="Object68" text:anchor-type="as-char" svg:width="6.7362in" svg:height="0.1902in" draw:z-index="73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1"><draw:frame draw:style-name="fr4" draw:name="Object69" text:anchor-type="as-char" svg:width="1.0508in" svg:height="0.2945in" draw:z-index="74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y Kelman</meta:initial-creator>
    <meta:creation-date>2010-02-02T13:28:01.46</meta:creation-date>
    <dc:date>2010-05-07T15:57:28.09</dc:date>
    <dc:creator>Tony Kelman</dc:creator>
    <meta:editing-duration>PT305H20M03S</meta:editing-duration>
    <meta:editing-cycles>490</meta:editing-cycles>
    <meta:generator>OpenOffice.org/3.2$Win32 OpenOffice.org_project/320m12$Build-9483</meta:generator>
    <meta:printed-by>Tony Kelman</meta:printed-by>
    <meta:print-date>2010-04-15T02:54:09.50</meta:print-date>
    <meta:document-statistic meta:table-count="0" meta:image-count="6" meta:object-count="69" meta:page-count="6" meta:paragraph-count="83" meta:word-count="19" meta:character-count="151"/>
  </office:meta>
</office:document-meta>
</file>

<file path=Object 1/content.xml><?xml version="1.0" encoding="utf-8"?>
<math xmlns="http://www.w3.org/1998/Math/MathML">
  <semantics>
    <mrow>
      <mi>A</mi>
      <mrow>
        <mo stretchy="false">(</mo>
        <msup>
          <mi>q</mi>
          <mrow>
            <mi mathvariant="normal">−</mi>
            <mn>1</mn>
          </mrow>
        </msup>
        <mo stretchy="false">)</mo>
      </mrow>
      <mi>y</mi>
      <mrow>
        <mrow>
          <mo stretchy="false">(</mo>
          <mi>k</mi>
          <mo stretchy="false">)</mo>
        </mrow>
        <mi mathvariant="normal">=</mi>
        <msup>
          <mi>q</mi>
          <mrow>
            <mi mathvariant="normal">−</mi>
            <mi>d</mi>
          </mrow>
        </msup>
      </mrow>
      <mi>B</mi>
      <mrow>
        <mo stretchy="false">(</mo>
        <msup>
          <mi>q</mi>
          <mrow>
            <mi mathvariant="normal">−</mi>
            <mn>1</mn>
          </mrow>
        </msup>
        <mo stretchy="false">)</mo>
      </mrow>
      <mrow>
        <mi stretchy="false" mathvariant="normal">{</mi>
        <mrow>
          <mi>u</mi>
          <mrow>
            <mrow>
              <mo stretchy="false">(</mo>
              <mi>k</mi>
              <mo stretchy="false">)</mo>
            </mrow>
            <mo stretchy="false">+</mo>
            <mi>d</mi>
          </mrow>
          <mrow>
            <mo stretchy="false">(</mo>
            <mi>k</mi>
            <mo stretchy="false">)</mo>
          </mrow>
        </mrow>
        <mi stretchy="false" mathvariant="normal">}</mi>
      </mrow>
      <mi>,</mi>
      <mi/>
      <mi>A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row>
          <mo stretchy="false">(</mo>
          <mrow>
            <mrow>
              <mn>1</mn>
              <mi mathvariant="normal">−</mi>
              <mn>0.8</mn>
            </mrow>
            <msup>
              <mi>q</mi>
              <mrow>
                <mi mathvariant="normal">−</mi>
                <mn>1</mn>
              </mrow>
            </msup>
          </mrow>
          <mo stretchy="false">)</mo>
        </mrow>
      </mrow>
      <mrow>
        <mo stretchy="false">(</mo>
        <mrow>
          <mrow>
            <mn>1</mn>
            <mi mathvariant="normal">−</mi>
            <mn>0.7</mn>
          </mrow>
          <msup>
            <mi>q</mi>
            <mrow>
              <mi mathvariant="normal">−</mi>
              <mn>1</mn>
            </mrow>
          </msup>
        </mrow>
        <mo stretchy="false">)</mo>
      </mrow>
      <mi>,</mi>
      <mi/>
      <mrow>
        <mi>n</mi>
        <mi mathvariant="normal">=</mi>
        <mn>2,</mn>
      </mrow>
      <mi/>
      <mrow>
        <mi>d</mi>
        <mi mathvariant="normal">=</mi>
        <mn>1,</mn>
      </mrow>
      <mi/>
      <mi>B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n>0.1</mn>
      </mrow>
    </mrow>
    <annotation encoding="StarMath 5.0">A(q^-1) y(k) = q^-d B(q^-1) lbrace u(k) + d(k) rbrace ,` A(q^-1) = (1 - 0.8 q^-1) (1 - 0.7 q^-1),` n = 2,` d = 1,` B(q^-1) = 0.1</annotation>
  </semantics>
</math>
</file>

<file path=Object 10/content.xml><?xml version="1.0" encoding="utf-8"?>
<math xmlns="http://www.w3.org/1998/Math/MathML">
  <semantics>
    <mrow>
      <mrow>
        <mn>1</mn>
        <mi mathvariant="normal">=</mi>
        <mrow>
          <mo stretchy="false">(</mo>
          <mrow>
            <mn>1</mn>
            <mi mathvariant="normal">−</mi>
            <msup>
              <mi>q</mi>
              <mrow>
                <mi mathvariant="normal">−</mi>
                <mn>8</mn>
              </mrow>
            </msup>
          </mrow>
          <mo stretchy="false">)</mo>
        </mrow>
      </mrow>
      <mrow>
        <mrow>
          <mo stretchy="false">(</mo>
          <mrow>
            <mrow>
              <mn>1</mn>
              <mi mathvariant="normal">−</mi>
              <mn>1.5</mn>
            </mrow>
            <mrow>
              <msup>
                <mi>q</mi>
                <mrow>
                  <mi mathvariant="normal">−</mi>
                  <mn>1</mn>
                </mrow>
              </msup>
              <mo stretchy="false">+</mo>
              <mn>0.56</mn>
            </mrow>
            <msup>
              <mi>q</mi>
              <mrow>
                <mi mathvariant="normal">−</mi>
                <mn>2</mn>
              </mrow>
            </msup>
          </mrow>
          <mo stretchy="false">)</mo>
        </mrow>
        <mo stretchy="false">+</mo>
        <mn>0.1</mn>
      </mrow>
      <msup>
        <mi>q</mi>
        <mrow>
          <mi mathvariant="normal">−</mi>
          <mn>1</mn>
        </mrow>
      </msup>
      <mi>S</mi>
      <mrow>
        <mo stretchy="false">(</mo>
        <msup>
          <mi>q</mi>
          <mrow>
            <mi mathvariant="normal">−</mi>
            <mn>1</mn>
          </mrow>
        </msup>
        <mo stretchy="false">)</mo>
      </mrow>
    </mrow>
    <annotation encoding="StarMath 5.0">1 = (1 - q^-8) (1 - 1.5 q^-1 + 0.56 q^-2) + 0.1 q^-1 S(q^-1)</annotation>
  </semantics>
</math>
</file>

<file path=Object 11/content.xml><?xml version="1.0" encoding="utf-8"?>
<math xmlns="http://www.w3.org/1998/Math/MathML">
  <semantics>
    <mrow>
      <mrow>
        <mn>1</mn>
        <mi mathvariant="normal">=</mi>
        <mrow>
          <mn>1</mn>
          <mi mathvariant="normal">−</mi>
          <mn>1.5</mn>
        </mrow>
      </mrow>
      <mrow>
        <msup>
          <mi>q</mi>
          <mrow>
            <mi mathvariant="normal">−</mi>
            <mn>1</mn>
          </mrow>
        </msup>
        <mo stretchy="false">+</mo>
        <mn>0.56</mn>
      </mrow>
      <mrow>
        <mrow>
          <msup>
            <mi>q</mi>
            <mrow>
              <mi mathvariant="normal">−</mi>
              <mn>2</mn>
            </mrow>
          </msup>
          <mi mathvariant="normal">−</mi>
          <msup>
            <mi>q</mi>
            <mrow>
              <mi mathvariant="normal">−</mi>
              <mn>8</mn>
            </mrow>
          </msup>
        </mrow>
        <mo stretchy="false">+</mo>
        <mn>1.5</mn>
      </mrow>
      <mrow>
        <msup>
          <mi>q</mi>
          <mrow>
            <mi mathvariant="normal">−</mi>
            <mn>9</mn>
          </mrow>
        </msup>
        <mi mathvariant="normal">−</mi>
        <mn>0.56</mn>
      </mrow>
      <mrow>
        <msup>
          <mi>q</mi>
          <mrow>
            <mi mathvariant="normal">−</mi>
            <mn>10</mn>
          </mrow>
        </msup>
        <mo stretchy="false">+</mo>
        <mn>0.1</mn>
      </mrow>
      <msup>
        <mi>q</mi>
        <mrow>
          <mi mathvariant="normal">−</mi>
          <mn>1</mn>
        </mrow>
      </msup>
      <mi>S</mi>
      <mrow>
        <mo stretchy="false">(</mo>
        <msup>
          <mi>q</mi>
          <mrow>
            <mi mathvariant="normal">−</mi>
            <mn>1</mn>
          </mrow>
        </msup>
        <mo stretchy="false">)</mo>
      </mrow>
    </mrow>
    <annotation encoding="StarMath 5.0">1 = 1 - 1.5 q^-1 + 0.56 q^-2 - q^-8 + 1.5 q^-9 - 0.56 q^-10 + 0.1 q^-1 S(q^-1)</annotation>
  </semantics>
</math>
</file>

<file path=Object 12/content.xml><?xml version="1.0" encoding="utf-8"?>
<math xmlns="http://www.w3.org/1998/Math/MathML">
  <semantics>
    <mrow>
      <mtext>So </mtext>
      <mi>S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row>
          <mn>15</mn>
          <mi mathvariant="normal">−</mi>
          <mn>5.6</mn>
        </mrow>
      </mrow>
      <mrow>
        <msup>
          <mi>q</mi>
          <mrow>
            <mi mathvariant="normal">−</mi>
            <mn>1</mn>
          </mrow>
        </msup>
        <mo stretchy="false">+</mo>
        <mn>10</mn>
      </mrow>
      <mrow>
        <msup>
          <mi>q</mi>
          <mrow>
            <mi mathvariant="normal">−</mi>
            <mn>7</mn>
          </mrow>
        </msup>
        <mi mathvariant="normal">−</mi>
        <mn>15</mn>
      </mrow>
      <mrow>
        <msup>
          <mi>q</mi>
          <mrow>
            <mi mathvariant="normal">−</mi>
            <mn>8</mn>
          </mrow>
        </msup>
        <mo stretchy="false">+</mo>
        <mn>5.6</mn>
      </mrow>
      <msup>
        <mi>q</mi>
        <mrow>
          <mi mathvariant="normal">−</mi>
          <mn>9</mn>
        </mrow>
      </msup>
    </mrow>
    <annotation encoding="StarMath 5.0">"So " S(q^-1) = 15 - 5.6 q^-1 + 10 q^-7 - 15 q^-8 + 5.6 q^-9</annotation>
  </semantics>
</math>
</file>

<file path=Object 13/content.xml><?xml version="1.0" encoding="utf-8"?>
<math xmlns="http://www.w3.org/1998/Math/MathML">
  <semantics>
    <mrow>
      <mtext>Results shown on next page for </mtext>
      <mi>u</mi>
      <mrow>
        <mrow>
          <mo stretchy="false">(</mo>
          <mi>k</mi>
          <mo stretchy="false">)</mo>
        </mrow>
        <mi mathvariant="normal">=</mi>
        <mfrac>
          <mrow>
            <mrow>
              <mi mathvariant="normal">−</mi>
              <msub>
                <mi>k</mi>
                <mi>r</mi>
              </msub>
            </mrow>
            <msup>
              <mi>q</mi>
              <mrow>
                <mi mathvariant="normal">−</mi>
                <mrow>
                  <mo stretchy="false">(</mo>
                  <mrow>
                    <mi>N</mi>
                    <mi mathvariant="normal">−</mi>
                    <mi>d</mi>
                  </mrow>
                  <mo stretchy="false">)</mo>
                </mrow>
              </mrow>
            </msup>
            <mi>A</mi>
            <mrow>
              <mo stretchy="false">(</mo>
              <msup>
                <mi>q</mi>
                <mrow>
                  <mi mathvariant="normal">−</mi>
                  <mn>1</mn>
                </mrow>
              </msup>
              <mo stretchy="false">)</mo>
            </mrow>
          </mrow>
          <mrow>
            <msub>
              <mi>A</mi>
              <mi>d</mi>
            </msub>
            <mrow>
              <mo stretchy="false">(</mo>
              <msup>
                <mi>q</mi>
                <mrow>
                  <mi mathvariant="normal">−</mi>
                  <mn>1</mn>
                </mrow>
              </msup>
              <mo stretchy="false">)</mo>
            </mrow>
            <mi>B</mi>
            <mrow>
              <mo stretchy="false">(</mo>
              <msup>
                <mi>q</mi>
                <mrow>
                  <mi mathvariant="normal">−</mi>
                  <mn>1</mn>
                </mrow>
              </msup>
              <mo stretchy="false">)</mo>
            </mrow>
          </mrow>
        </mfrac>
      </mrow>
      <mi>y</mi>
      <mrow>
        <mo stretchy="false">(</mo>
        <mi>k</mi>
        <mo stretchy="false">)</mo>
      </mrow>
    </mrow>
    <annotation encoding="StarMath 5.0">"Results shown on next page for " u(k) = {- k_r q^-(N-d) A(q^-1)} over {A_d(q^-1) B(q^-1)} y(k)</annotation>
  </semantics>
</math>
</file>

<file path=Object 14/content.xml><?xml version="1.0" encoding="utf-8"?>
<math xmlns="http://www.w3.org/1998/Math/MathML">
  <semantics>
    <mrow>
      <mtext>Now </mtext>
      <mi>A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row>
          <mo stretchy="false">(</mo>
          <mrow>
            <mrow>
              <mn>1</mn>
              <mi mathvariant="normal">−</mi>
              <mn>0.2</mn>
            </mrow>
            <msup>
              <mi>q</mi>
              <mrow>
                <mi mathvariant="normal">−</mi>
                <mn>1</mn>
              </mrow>
            </msup>
          </mrow>
          <mo stretchy="false">)</mo>
        </mrow>
      </mrow>
      <mover accent="true">
        <mi>A</mi>
        <mo stretchy="false">ˉ</mo>
      </mover>
      <mrow>
        <mo stretchy="false">(</mo>
        <msup>
          <mi>q</mi>
          <mrow>
            <mi mathvariant="normal">−</mi>
            <mn>1</mn>
          </mrow>
        </msup>
        <mo stretchy="false">)</mo>
      </mrow>
      <mi>,</mi>
      <mi/>
      <mover accent="true">
        <mi>A</mi>
        <mo stretchy="false">ˉ</mo>
      </mover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row>
          <mo stretchy="false">(</mo>
          <mrow>
            <mrow>
              <mn>1</mn>
              <mi mathvariant="normal">−</mi>
              <mn>0.8</mn>
            </mrow>
            <msup>
              <mi>q</mi>
              <mrow>
                <mi mathvariant="normal">−</mi>
                <mn>1</mn>
              </mrow>
            </msup>
          </mrow>
          <mo stretchy="false">)</mo>
        </mrow>
      </mrow>
      <mrow>
        <mo stretchy="false">(</mo>
        <mrow>
          <mrow>
            <mn>1</mn>
            <mi mathvariant="normal">−</mi>
            <mn>0.7</mn>
          </mrow>
          <msup>
            <mi>q</mi>
            <mrow>
              <mi mathvariant="normal">−</mi>
              <mn>1</mn>
            </mrow>
          </msup>
        </mrow>
        <mo stretchy="false">)</mo>
      </mrow>
      <mi>,</mi>
      <mi/>
      <mi>B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n>0.08</mn>
      </mrow>
      <msup>
        <mi>q</mi>
        <mrow>
          <mi mathvariant="normal">−</mi>
          <mn>1</mn>
        </mrow>
      </msup>
      <mi>,</mi>
      <mi/>
      <mrow>
        <mi>d</mi>
        <mi mathvariant="normal">=</mi>
        <mn>1</mn>
      </mrow>
    </mrow>
    <annotation encoding="StarMath 5.0">"Now " A(q^-1) = (1 - 0.2 q^-1) bar A(q^-1),` bar A(q^-1) = (1 - 0.8 q^-1) (1 - 0.7 q^-1),` B(q^-1) = 0.08 q^-1 ,` d = 1</annotation>
  </semantics>
</math>
</file>

<file path=Object 15/content.xml><?xml version="1.0" encoding="utf-8"?>
<math xmlns="http://www.w3.org/1998/Math/MathML">
  <semantics>
    <mrow>
      <mi>u</mi>
      <mrow>
        <mrow>
          <mo stretchy="false">(</mo>
          <mi>k</mi>
          <mo stretchy="false">)</mo>
        </mrow>
        <mi mathvariant="normal">=</mi>
        <mfrac>
          <mrow>
            <mrow>
              <mi mathvariant="normal">−</mi>
              <msub>
                <mi>k</mi>
                <mi>r</mi>
              </msub>
            </mrow>
            <msup>
              <mi>q</mi>
              <mrow>
                <mi mathvariant="normal">−</mi>
                <mrow>
                  <mo stretchy="false">(</mo>
                  <mrow>
                    <mi>N</mi>
                    <mi mathvariant="normal">−</mi>
                    <mi>d</mi>
                  </mrow>
                  <mo stretchy="false">)</mo>
                </mrow>
              </mrow>
            </msup>
            <mover accent="true">
              <mi>A</mi>
              <mo stretchy="false">ˉ</mo>
            </mover>
            <mrow>
              <mo stretchy="false">(</mo>
              <msup>
                <mi>q</mi>
                <mrow>
                  <mi mathvariant="normal">−</mi>
                  <mn>1</mn>
                </mrow>
              </msup>
              <mo stretchy="false">)</mo>
            </mrow>
          </mrow>
          <mrow>
            <mn>0.1</mn>
            <msub>
              <mi>A</mi>
              <mi>d</mi>
            </msub>
            <mrow>
              <mo stretchy="false">(</mo>
              <msup>
                <mi>q</mi>
                <mrow>
                  <mi mathvariant="normal">−</mi>
                  <mn>1</mn>
                </mrow>
              </msup>
              <mo stretchy="false">)</mo>
            </mrow>
          </mrow>
        </mfrac>
      </mrow>
      <mi>y</mi>
      <mrow>
        <mo stretchy="false">(</mo>
        <mi>k</mi>
        <mo stretchy="false">)</mo>
      </mrow>
      <mtext>, actual plant </mtext>
      <msub>
        <mi>G</mi>
        <mi>A</mi>
      </msub>
      <mrow>
        <mrow>
          <mo stretchy="false">(</mo>
          <mi>s</mi>
          <mo stretchy="false">)</mo>
        </mrow>
        <mi mathvariant="normal">=</mi>
        <mfrac>
          <mrow>
            <mn>0.1</mn>
            <msup>
              <mi>q</mi>
              <mrow>
                <mi mathvariant="normal">−</mi>
                <mn>1</mn>
              </mrow>
            </msup>
          </mrow>
          <mrow>
            <mrow>
              <mo stretchy="false">(</mo>
              <mrow>
                <mrow>
                  <mn>1</mn>
                  <mi mathvariant="normal">−</mi>
                  <mn>0.8</mn>
                </mrow>
                <msup>
                  <mi>q</mi>
                  <mrow>
                    <mi mathvariant="normal">−</mi>
                    <mn>1</mn>
                  </mrow>
                </msup>
              </mrow>
              <mo stretchy="false">)</mo>
            </mrow>
            <mrow>
              <mo stretchy="false">(</mo>
              <mrow>
                <mrow>
                  <mn>1</mn>
                  <mi mathvariant="normal">−</mi>
                  <mn>0.7</mn>
                </mrow>
                <msup>
                  <mi>q</mi>
                  <mrow>
                    <mi mathvariant="normal">−</mi>
                    <mn>1</mn>
                  </mrow>
                </msup>
              </mrow>
              <mo stretchy="false">)</mo>
            </mrow>
          </mrow>
        </mfrac>
      </mrow>
      <mfrac>
        <mrow>
          <mn>0.8</mn>
          <msup>
            <mi>q</mi>
            <mrow>
              <mi mathvariant="normal">−</mi>
              <mn>1</mn>
            </mrow>
          </msup>
        </mrow>
        <mrow>
          <mo stretchy="false">(</mo>
          <mrow>
            <mrow>
              <mn>1</mn>
              <mi mathvariant="normal">−</mi>
              <mn>0.2</mn>
            </mrow>
            <msup>
              <mi>q</mi>
              <mrow>
                <mi mathvariant="normal">−</mi>
                <mn>1</mn>
              </mrow>
            </msup>
          </mrow>
          <mo stretchy="false">)</mo>
        </mrow>
      </mfrac>
    </mrow>
    <annotation encoding="StarMath 5.0">u(k) = {- k_r q^-(N-d) bar A(q^-1)} over {0.1 A_d(q^-1)} y(k) ", actual plant " G_A(s) = {0.1 q^-1} over {(1 - 0.8 q^-1) (1 - 0.7 q^-1)} {0.8 q^-1} over (1 - 0.2 q^-1)</annotation>
  </semantics>
</math>
</file>

<file path=Object 16/content.xml><?xml version="1.0" encoding="utf-8"?>
<math xmlns="http://www.w3.org/1998/Math/MathML">
  <semantics>
    <mrow>
      <mtext>simplified plant </mtext>
      <mi>G</mi>
      <mrow>
        <mrow>
          <mo stretchy="false">(</mo>
          <mi>s</mi>
          <mo stretchy="false">)</mo>
        </mrow>
        <mi mathvariant="normal">=</mi>
        <mfrac>
          <mrow>
            <mn>0.1</mn>
            <msup>
              <mi>q</mi>
              <mrow>
                <mi mathvariant="normal">−</mi>
                <mn>1</mn>
              </mrow>
            </msup>
          </mrow>
          <mrow>
            <mrow>
              <mo stretchy="false">(</mo>
              <mrow>
                <mrow>
                  <mn>1</mn>
                  <mi mathvariant="normal">−</mi>
                  <mn>0.8</mn>
                </mrow>
                <msup>
                  <mi>q</mi>
                  <mrow>
                    <mi mathvariant="normal">−</mi>
                    <mn>1</mn>
                  </mrow>
                </msup>
              </mrow>
              <mo stretchy="false">)</mo>
            </mrow>
            <mrow>
              <mo stretchy="false">(</mo>
              <mrow>
                <mrow>
                  <mn>1</mn>
                  <mi mathvariant="normal">−</mi>
                  <mn>0.7</mn>
                </mrow>
                <msup>
                  <mi>q</mi>
                  <mrow>
                    <mi mathvariant="normal">−</mi>
                    <mn>1</mn>
                  </mrow>
                </msup>
              </mrow>
              <mo stretchy="false">)</mo>
            </mrow>
          </mrow>
        </mfrac>
      </mrow>
      <mtext> used to design the control</mtext>
    </mrow>
    <annotation encoding="StarMath 5.0">"simplified plant " G(s) = {0.1 q^-1} over {(1 - 0.8 q^-1) (1 - 0.7 q^-1)} " used to design the control"</annotation>
  </semantics>
</math>
</file>

<file path=Object 17/content.xml><?xml version="1.0" encoding="utf-8"?>
<math xmlns="http://www.w3.org/1998/Math/MathML">
  <semantics>
    <mrow>
      <mtext>Root locus of </mtext>
      <mfrac>
        <mrow>
          <msup>
            <mi>q</mi>
            <mrow>
              <mi mathvariant="normal">−</mi>
              <mrow>
                <mo stretchy="false">(</mo>
                <mrow>
                  <mi>N</mi>
                  <mi mathvariant="normal">−</mi>
                  <mi>d</mi>
                </mrow>
                <mo stretchy="false">)</mo>
              </mrow>
            </mrow>
          </msup>
          <mover accent="true">
            <mi>A</mi>
            <mo stretchy="false">ˉ</mo>
          </mover>
          <mrow>
            <mo stretchy="false">(</mo>
            <msup>
              <mi>q</mi>
              <mrow>
                <mi mathvariant="normal">−</mi>
                <mn>1</mn>
              </mrow>
            </msup>
            <mo stretchy="false">)</mo>
          </mrow>
        </mrow>
        <mrow>
          <mn>0.1</mn>
          <msub>
            <mi>A</mi>
            <mi>d</mi>
          </msub>
          <mrow>
            <mo stretchy="false">(</mo>
            <msup>
              <mi>q</mi>
              <mrow>
                <mi mathvariant="normal">−</mi>
                <mn>1</mn>
              </mrow>
            </msup>
            <mo stretchy="false">)</mo>
          </mrow>
        </mrow>
      </mfrac>
      <msub>
        <mi>G</mi>
        <mi>A</mi>
      </msub>
      <mrow>
        <mrow>
          <mo stretchy="false">(</mo>
          <mi>s</mi>
          <mo stretchy="false">)</mo>
        </mrow>
        <mi mathvariant="normal">=</mi>
        <mfrac>
          <mrow>
            <mn>0.8</mn>
            <msup>
              <mi>q</mi>
              <mrow>
                <mi mathvariant="normal">−</mi>
                <mn>9</mn>
              </mrow>
            </msup>
            <mrow>
              <mo stretchy="false">(</mo>
              <mrow>
                <mrow>
                  <mn>1</mn>
                  <mi mathvariant="normal">−</mi>
                  <mn>0.8</mn>
                </mrow>
                <msup>
                  <mi>q</mi>
                  <mrow>
                    <mi mathvariant="normal">−</mi>
                    <mn>1</mn>
                  </mrow>
                </msup>
              </mrow>
              <mo stretchy="false">)</mo>
            </mrow>
            <mrow>
              <mo stretchy="false">(</mo>
              <mrow>
                <mrow>
                  <mn>1</mn>
                  <mi mathvariant="normal">−</mi>
                  <mn>0.7</mn>
                </mrow>
                <msup>
                  <mi>q</mi>
                  <mrow>
                    <mi mathvariant="normal">−</mi>
                    <mn>1</mn>
                  </mrow>
                </msup>
              </mrow>
              <mo stretchy="false">)</mo>
            </mrow>
          </mrow>
          <mrow>
            <mrow>
              <mo stretchy="false">(</mo>
              <mrow>
                <mrow>
                  <mn>1</mn>
                  <mi mathvariant="normal">−</mi>
                  <mn>0.8</mn>
                </mrow>
                <msup>
                  <mi>q</mi>
                  <mrow>
                    <mi mathvariant="normal">−</mi>
                    <mn>1</mn>
                  </mrow>
                </msup>
              </mrow>
              <mo stretchy="false">)</mo>
            </mrow>
            <mrow>
              <mo stretchy="false">(</mo>
              <mrow>
                <mrow>
                  <mn>1</mn>
                  <mi mathvariant="normal">−</mi>
                  <mn>0.7</mn>
                </mrow>
                <msup>
                  <mi>q</mi>
                  <mrow>
                    <mi mathvariant="normal">−</mi>
                    <mn>1</mn>
                  </mrow>
                </msup>
              </mrow>
              <mo stretchy="false">)</mo>
            </mrow>
            <mrow>
              <mo stretchy="false">(</mo>
              <mrow>
                <mrow>
                  <mn>1</mn>
                  <mi mathvariant="normal">−</mi>
                  <mn>0.2</mn>
                </mrow>
                <msup>
                  <mi>q</mi>
                  <mrow>
                    <mi mathvariant="normal">−</mi>
                    <mn>1</mn>
                  </mrow>
                </msup>
              </mrow>
              <mo stretchy="false">)</mo>
            </mrow>
          </mrow>
        </mfrac>
      </mrow>
      <mtext> shown on next page</mtext>
    </mrow>
    <annotation encoding="StarMath 5.0">"Root locus of " {q^-(N-d) bar A(q^-1)} over {0.1 A_d(q^-1)} G_A(s) = {0.8 q^-9 (1 - 0.8 q^-1) (1 - 0.7 q^-1)} over {(1 - 0.8 q^-1) (1 - 0.7 q^-1) (1 - 0.2 q^-1)} " shown on next page"</annotation>
  </semantics>
</math>
</file>

<file path=Object 18/content.xml><?xml version="1.0" encoding="utf-8"?>
<math xmlns="http://www.w3.org/1998/Math/MathML">
  <semantics>
    <mrow>
      <mtext>There are two pole-zero cancellations, at 0.7 and 0.8, that result in stable eigenvalues for all </mtext>
      <msub>
        <mi>k</mi>
        <mi>r</mi>
      </msub>
    </mrow>
    <annotation encoding="StarMath 5.0">"There are two pole-zero cancellations, at 0.7 and 0.8, that result in stable eigenvalues for all " k_r</annotation>
  </semantics>
</math>
</file>

<file path=Object 19/content.xml><?xml version="1.0" encoding="utf-8"?>
<math xmlns="http://www.w3.org/1998/Math/MathML">
  <semantics>
    <mrow>
      <mtext>5 eigenvalues are on the unit circle for </mtext>
      <mrow>
        <msub>
          <mi>k</mi>
          <mi>r</mi>
        </msub>
        <mi mathvariant="normal">=</mi>
        <mn>0</mn>
      </mrow>
      <mtext> and unstable for all </mtext>
      <mrow>
        <msub>
          <mi>k</mi>
          <mi>r</mi>
        </msub>
        <mo stretchy="false">&gt;</mo>
        <mn>0</mn>
      </mrow>
    </mrow>
    <annotation encoding="StarMath 5.0">"5 eigenvalues are on the unit circle for " k_r = 0 " and unstable for all " k_r &gt; 0</annotation>
  </semantics>
</math>
</file>

<file path=Object 2/content.xml><?xml version="1.0" encoding="utf-8"?>
<math xmlns="http://www.w3.org/1998/Math/MathML">
  <semantics>
    <mrow>
      <mi>d</mi>
      <mrow>
        <mrow>
          <mo stretchy="false">(</mo>
          <mrow>
            <mi>k</mi>
            <mo stretchy="false">+</mo>
            <mn>8</mn>
          </mrow>
          <mo stretchy="false">)</mo>
        </mrow>
        <mi mathvariant="normal">=</mi>
        <mi>d</mi>
      </mrow>
      <mrow>
        <mo stretchy="false">(</mo>
        <mi>k</mi>
        <mo stretchy="false">)</mo>
      </mrow>
      <mtext> so </mtext>
      <msub>
        <mi>A</mi>
        <mi>d</mi>
      </msub>
      <mrow>
        <mo stretchy="false">(</mo>
        <msup>
          <mi>q</mi>
          <mrow>
            <mi mathvariant="normal">−</mi>
            <mn>1</mn>
          </mrow>
        </msup>
        <mo stretchy="false">)</mo>
      </mrow>
      <mi>d</mi>
      <mrow>
        <mrow>
          <mo stretchy="false">(</mo>
          <mi>k</mi>
          <mo stretchy="false">)</mo>
        </mrow>
        <mi mathvariant="normal">=</mi>
        <mn>0</mn>
      </mrow>
      <mtext> where </mtext>
      <msub>
        <mi>A</mi>
        <mi>d</mi>
      </msub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row>
          <mn>1</mn>
          <mi mathvariant="normal">−</mi>
          <msup>
            <mi>q</mi>
            <mrow>
              <mi mathvariant="normal">−</mi>
              <mn>8</mn>
            </mrow>
          </msup>
        </mrow>
      </mrow>
      <mi>,</mi>
      <mi/>
      <mrow>
        <mrow>
          <msub>
            <mi>n</mi>
            <mi>d</mi>
          </msub>
          <mi mathvariant="normal">=</mi>
          <mi>N</mi>
        </mrow>
        <mi mathvariant="normal">=</mi>
        <mn>8</mn>
      </mrow>
    </mrow>
    <annotation encoding="StarMath 5.0">d(k+8) = d(k) " so " A_d(q^-1) d(k) = 0 " where " A_d(q^-1) = 1 - q^-8 ,` n_d = N = 8</annotation>
  </semantics>
</math>
</file>

<file path=Object 20/content.xml><?xml version="1.0" encoding="utf-8"?>
<math xmlns="http://www.w3.org/1998/Math/MathML">
  <semantics>
    <mrow>
      <mtext>The 2 eigenvalues that start at 0.2 and 1 when </mtext>
      <mrow>
        <msub>
          <mi>k</mi>
          <mi>r</mi>
        </msub>
        <mi mathvariant="normal">=</mi>
        <mn>0</mn>
      </mrow>
      <mtext> are only stable for </mtext>
      <mrow>
        <msub>
          <mi>k</mi>
          <mi>r</mi>
        </msub>
        <mi mathvariant="normal">≤</mi>
        <mn>1.888</mn>
      </mrow>
    </mrow>
    <annotation encoding="StarMath 5.0">"The 2 eigenvalues that start at 0.2 and 1 when " k_r = 0 " are only stable for " k_r &lt;= 1.888</annotation>
  </semantics>
</math>
</file>

<file path=Object 21/content.xml><?xml version="1.0" encoding="utf-8"?>
<math xmlns="http://www.w3.org/1998/Math/MathML">
  <semantics>
    <mrow>
      <mtext>The last 2 eigenvalues that start at </mtext>
      <mrow>
        <mn>0.707</mn>
        <mi mathvariant="normal">±</mi>
        <mn>0.707</mn>
      </mrow>
      <mi>j</mi>
      <mtext> when </mtext>
      <mrow>
        <msub>
          <mi>k</mi>
          <mi>r</mi>
        </msub>
        <mi mathvariant="normal">=</mi>
        <mn>0</mn>
      </mrow>
      <mtext> are only stable for </mtext>
      <mrow>
        <msub>
          <mi>k</mi>
          <mi>r</mi>
        </msub>
        <mi mathvariant="normal">≤</mi>
        <mn>1.04</mn>
      </mrow>
    </mrow>
    <annotation encoding="StarMath 5.0">"The last 2 eigenvalues that start at " 0.707 +- 0.707 j " when " k_r = 0 " are only stable for " k_r &lt;= 1.04</annotation>
  </semantics>
</math>
</file>

<file path=Object 22/content.xml><?xml version="1.0" encoding="utf-8"?>
<math xmlns="http://www.w3.org/1998/Math/MathML">
  <semantics>
    <mrow>
      <mi>u</mi>
      <mrow>
        <mrow>
          <mo stretchy="false">(</mo>
          <mi>k</mi>
          <mo stretchy="false">)</mo>
        </mrow>
        <mi mathvariant="normal">=</mi>
        <mfrac>
          <mrow>
            <mrow>
              <mi mathvariant="normal">−</mi>
              <msub>
                <mi>k</mi>
                <mi>r</mi>
              </msub>
            </mrow>
            <msup>
              <mi>q</mi>
              <mrow>
                <mi mathvariant="normal">−</mi>
                <mrow>
                  <mo stretchy="false">(</mo>
                  <mrow>
                    <mi>N</mi>
                    <mi mathvariant="normal">−</mi>
                    <mi>d</mi>
                  </mrow>
                  <mo stretchy="false">)</mo>
                </mrow>
              </mrow>
            </msup>
            <mover accent="true">
              <mi>A</mi>
              <mo stretchy="false">ˉ</mo>
            </mover>
            <mrow>
              <mo stretchy="false">(</mo>
              <msup>
                <mi>q</mi>
                <mrow>
                  <mi mathvariant="normal">−</mi>
                  <mn>1</mn>
                </mrow>
              </msup>
              <mo stretchy="false">)</mo>
            </mrow>
          </mrow>
          <mrow>
            <mn>0.1</mn>
            <mrow>
              <mo stretchy="false">(</mo>
              <mrow>
                <mrow>
                  <mn>1</mn>
                  <mi mathvariant="normal">−</mi>
                  <mi>Q</mi>
                </mrow>
                <mrow>
                  <mo stretchy="false">(</mo>
                  <mrow>
                    <mi>q</mi>
                    <mi>,</mi>
                    <msup>
                      <mi>q</mi>
                      <mrow>
                        <mi mathvariant="normal">−</mi>
                        <mn>1</mn>
                      </mrow>
                    </msup>
                  </mrow>
                  <mo stretchy="false">)</mo>
                </mrow>
                <msup>
                  <mi>q</mi>
                  <mrow>
                    <mi mathvariant="normal">−</mi>
                    <mi>N</mi>
                  </mrow>
                </msup>
              </mrow>
              <mo stretchy="false">)</mo>
            </mrow>
          </mrow>
        </mfrac>
      </mrow>
      <mi>y</mi>
      <mrow>
        <mo stretchy="false">(</mo>
        <mi>k</mi>
        <mo stretchy="false">)</mo>
      </mrow>
      <mtext>, with Q-filter </mtext>
      <mi>Q</mi>
      <mrow>
        <mrow>
          <mo stretchy="false">(</mo>
          <mrow>
            <mi>q</mi>
            <mi>,</mi>
            <msup>
              <mi>q</mi>
              <mrow>
                <mi mathvariant="normal">−</mi>
                <mn>1</mn>
              </mrow>
            </msup>
          </mrow>
          <mo stretchy="false">)</mo>
        </mrow>
        <mi mathvariant="normal">=</mi>
        <mfrac>
          <mrow>
            <mrow>
              <mi>q</mi>
              <mo stretchy="false">+</mo>
              <mn>2</mn>
            </mrow>
            <mo stretchy="false">+</mo>
            <msup>
              <mi>q</mi>
              <mrow>
                <mi mathvariant="normal">−</mi>
                <mn>1</mn>
              </mrow>
            </msup>
          </mrow>
          <mn>4</mn>
        </mfrac>
      </mrow>
    </mrow>
    <annotation encoding="StarMath 5.0">u(k) = {- k_r q^-(N-d) bar A(q^-1)} over {0.1 (1 - Q(q, q^-1) q^-N)} y(k) ", with Q-filter " Q(q, q^-1) = {q + 2 + q^-1} over 4</annotation>
  </semantics>
</math>
</file>

<file path=Object 23/content.xml><?xml version="1.0" encoding="utf-8"?>
<math xmlns="http://www.w3.org/1998/Math/MathML">
  <semantics>
    <mrow>
      <mtext>Now the closed-loop eigenvalues are all inside the unit circle for </mtext>
      <mrow>
        <msub>
          <mi>k</mi>
          <mi>r</mi>
        </msub>
        <mi mathvariant="normal">≤</mi>
        <mn>1.004</mn>
      </mrow>
    </mrow>
    <annotation encoding="StarMath 5.0">"Now the closed-loop eigenvalues are all inside the unit circle for " k_r &lt;= 1.004</annotation>
  </semantics>
</math>
</file>

<file path=Object 24/content.xml><?xml version="1.0" encoding="utf-8"?>
<math xmlns="http://www.w3.org/1998/Math/MathML">
  <semantics>
    <mrow>
      <mtext>We can see that the closed-loop eigenvalues are as far inside the unit circle as possible for </mtext>
      <mrow>
        <msub>
          <mi>k</mi>
          <mi>r</mi>
        </msub>
        <mi mathvariant="normal">=</mi>
        <mn>0.444</mn>
      </mrow>
    </mrow>
    <annotation encoding="StarMath 5.0">"We can see that the closed-loop eigenvalues are as far inside the unit circle as possible for " k_r = 0.444</annotation>
  </semantics>
</math>
</file>

<file path=Object 25/content.xml><?xml version="1.0" encoding="utf-8"?>
<math xmlns="http://www.w3.org/1998/Math/MathML">
  <semantics>
    <mrow>
      <mi>E</mi>
      <mrow>
        <mrow>
          <mo stretchy="false">(</mo>
          <mi>s</mi>
          <mo stretchy="false">)</mo>
        </mrow>
        <mi mathvariant="normal">=</mi>
        <mi>G</mi>
      </mrow>
      <mrow>
        <mo stretchy="false">(</mo>
        <mi>s</mi>
        <mo stretchy="false">)</mo>
      </mrow>
      <mi>M</mi>
      <mrow>
        <mo stretchy="false">(</mo>
        <mi>s</mi>
        <mo stretchy="false">)</mo>
      </mrow>
      <mtext> where </mtext>
      <mi>G</mi>
      <mrow>
        <mrow>
          <mo stretchy="false">(</mo>
          <mi>s</mi>
          <mo stretchy="false">)</mo>
        </mrow>
        <mi mathvariant="normal">=</mi>
        <mfrac>
          <mi>b</mi>
          <mrow>
            <mi>s</mi>
            <mi mathvariant="normal">−</mi>
            <msub>
              <mi>a</mi>
              <mi>r</mi>
            </msub>
          </mrow>
        </mfrac>
      </mrow>
      <mi>,</mi>
      <mi/>
      <mi>m</mi>
      <mrow>
        <mrow>
          <mo stretchy="false">(</mo>
          <mi>t</mi>
          <mo stretchy="false">)</mo>
        </mrow>
        <mi mathvariant="normal">=</mi>
        <msup>
          <mover accent="true">
            <mo stretchy="false">θ</mo>
            <mo stretchy="false">˜</mo>
          </mover>
          <mi>T</mi>
        </msup>
      </mrow>
      <mrow>
        <mo stretchy="false">(</mo>
        <mi>t</mi>
        <mo stretchy="false">)</mo>
      </mrow>
      <mo stretchy="false">φ</mo>
      <mrow>
        <mo stretchy="false">(</mo>
        <mi>t</mi>
        <mo stretchy="false">)</mo>
      </mrow>
      <mi>,</mi>
      <mi/>
      <mover accent="true">
        <mo stretchy="false">θ</mo>
        <mo stretchy="false">˜</mo>
      </mover>
      <mrow>
        <mrow>
          <mo stretchy="false">(</mo>
          <mi>t</mi>
          <mo stretchy="false">)</mo>
        </mrow>
        <mi mathvariant="normal">=</mi>
        <mrow>
          <mo stretchy="false">θ</mo>
          <mi mathvariant="normal">−</mi>
          <mover accent="true">
            <mo stretchy="false">θ</mo>
            <mo stretchy="false">ˆ</mo>
          </mover>
        </mrow>
      </mrow>
      <mrow>
        <mo stretchy="false">(</mo>
        <mi>t</mi>
        <mo stretchy="false">)</mo>
      </mrow>
      <mi>,</mi>
      <mi/>
      <mrow>
        <mo stretchy="false">θ</mo>
        <mi mathvariant="normal">=</mi>
        <msup>
          <mrow>
            <mi stretchy="false" mathvariant="normal">[</mi>
            <mtable>
              <mtr>
                <mtd>
                  <mo stretchy="false">α</mo>
                </mtd>
                <mtd>
                  <mo stretchy="false">β</mo>
                </mtd>
              </mtr>
            </mtable>
            <mi stretchy="false" mathvariant="normal">]</mi>
          </mrow>
          <mi>T</mi>
        </msup>
      </mrow>
    </mrow>
    <annotation encoding="StarMath 5.0">E(s) = G(s) M(s) " where " G(s) = b over {s - a_r} ,` m(t) = {tilde %theta}^T(t) %phi(t),` tilde %theta(t) = %theta - hat %theta(t),` %theta = [matrix{%alpha # %beta}]^T</annotation>
  </semantics>
</math>
</file>

<file path=Object 26/content.xml><?xml version="1.0" encoding="utf-8"?>
<math xmlns="http://www.w3.org/1998/Math/MathML">
  <semantics>
    <mrow>
      <msub>
        <mi>y</mi>
        <mn>1</mn>
      </msub>
      <mrow>
        <mrow>
          <mo stretchy="false">(</mo>
          <mi>t</mi>
          <mo stretchy="false">)</mo>
        </mrow>
        <mi mathvariant="normal">=</mi>
        <msub>
          <mi>N</mi>
          <mn>1</mn>
        </msub>
      </mrow>
      <mrow>
        <mo stretchy="false">(</mo>
        <mrow>
          <msub>
            <mi>u</mi>
            <mn>1</mn>
          </msub>
          <mrow>
            <mo stretchy="false">(</mo>
            <mi>t</mi>
            <mo stretchy="false">)</mo>
          </mrow>
        </mrow>
        <mo stretchy="false">)</mo>
      </mrow>
      <mi>,</mi>
      <mi/>
      <msub>
        <mi>y</mi>
        <mn>2</mn>
      </msub>
      <mrow>
        <mrow>
          <mo stretchy="false">(</mo>
          <mi>t</mi>
          <mo stretchy="false">)</mo>
        </mrow>
        <mi mathvariant="normal">=</mi>
        <msub>
          <mi>N</mi>
          <mn>2</mn>
        </msub>
      </mrow>
      <mrow>
        <mo stretchy="false">(</mo>
        <mrow>
          <msub>
            <mi>u</mi>
            <mn>2</mn>
          </msub>
          <mrow>
            <mo stretchy="false">(</mo>
            <mi>t</mi>
            <mo stretchy="false">)</mo>
          </mrow>
        </mrow>
        <mo stretchy="false">)</mo>
      </mrow>
      <mi>,</mi>
      <mi/>
      <mrow>
        <msubsup>
          <mi mathvariant="normal">∫</mi>
          <mn>0</mn>
          <mi>t</mi>
        </msubsup>
        <msubsup>
          <mi>y</mi>
          <mi>i</mi>
          <mi>T</mi>
        </msubsup>
      </mrow>
      <mrow>
        <mo stretchy="false">(</mo>
        <mo stretchy="false">τ</mo>
        <mo stretchy="false">)</mo>
      </mrow>
      <msub>
        <mi>u</mi>
        <mi>i</mi>
      </msub>
      <mrow>
        <mo stretchy="false">(</mo>
        <mo stretchy="false">τ</mo>
        <mo stretchy="false">)</mo>
      </mrow>
      <mi>d</mi>
      <mrow>
        <mo stretchy="false">τ</mo>
        <mi mathvariant="normal">≥</mi>
        <mrow>
          <mi mathvariant="normal">−</mi>
          <msubsup>
            <mo stretchy="false">γ</mo>
            <mi>i</mi>
            <mn>2</mn>
          </msubsup>
        </mrow>
      </mrow>
      <mtext> for </mtext>
      <mrow>
        <mi>i</mi>
        <mi mathvariant="normal">=</mi>
        <mn>1,</mn>
      </mrow>
      <mn>2</mn>
    </mrow>
    <annotation encoding="StarMath 5.0">y_1(t) = N_1(u_1(t)),` y_2(t) = N_2(u_2(t)),` int_0^t y_i^T(%tau) u_i(%tau) d%tau &gt;= -%gamma_i^2 " for " i = 1, 2</annotation>
  </semantics>
</math>
</file>

<file path=Object 27/content.xml><?xml version="1.0" encoding="utf-8"?>
<math xmlns="http://www.w3.org/1998/Math/MathML">
  <semantics>
    <mrow>
      <mtext>Lemma 1, </mtext>
      <mi>y</mi>
      <mrow>
        <mrow>
          <mo stretchy="false">(</mo>
          <mi>t</mi>
          <mo stretchy="false">)</mo>
        </mrow>
        <mi mathvariant="normal">=</mi>
        <msub>
          <mi>N</mi>
          <mn>1</mn>
        </msub>
      </mrow>
      <mrow>
        <mrow>
          <mo stretchy="false">(</mo>
          <mrow>
            <mi>u</mi>
            <mrow>
              <mo stretchy="false">(</mo>
              <mi>t</mi>
              <mo stretchy="false">)</mo>
            </mrow>
          </mrow>
          <mo stretchy="false">)</mo>
        </mrow>
        <mo stretchy="false">+</mo>
        <msub>
          <mi>N</mi>
          <mn>2</mn>
        </msub>
      </mrow>
      <mrow>
        <mo stretchy="false">(</mo>
        <mrow>
          <mi>u</mi>
          <mrow>
            <mo stretchy="false">(</mo>
            <mi>t</mi>
            <mo stretchy="false">)</mo>
          </mrow>
        </mrow>
        <mo stretchy="false">)</mo>
      </mrow>
      <mi>,</mi>
      <mi/>
      <mrow>
        <msubsup>
          <mi mathvariant="normal">∫</mi>
          <mn>0</mn>
          <mi>t</mi>
        </msubsup>
        <msup>
          <mi>y</mi>
          <mi>T</mi>
        </msup>
      </mrow>
      <mrow>
        <mo stretchy="false">(</mo>
        <mo stretchy="false">τ</mo>
        <mo stretchy="false">)</mo>
      </mrow>
      <mi>u</mi>
      <mrow>
        <mo stretchy="false">(</mo>
        <mo stretchy="false">τ</mo>
        <mo stretchy="false">)</mo>
      </mrow>
      <mi>d</mi>
      <mrow>
        <mo stretchy="false">τ</mo>
        <mi mathvariant="normal">=</mi>
        <mrow>
          <msubsup>
            <mi mathvariant="normal">∫</mi>
            <mn>0</mn>
            <mi>t</mi>
          </msubsup>
          <msup>
            <mrow>
              <mo stretchy="false">(</mo>
              <mrow>
                <msub>
                  <mi>N</mi>
                  <mn>1</mn>
                </msub>
                <mrow>
                  <mrow>
                    <mo stretchy="false">(</mo>
                    <mrow>
                      <mi>u</mi>
                      <mrow>
                        <mo stretchy="false">(</mo>
                        <mo stretchy="false">τ</mo>
                        <mo stretchy="false">)</mo>
                      </mrow>
                    </mrow>
                    <mo stretchy="false">)</mo>
                  </mrow>
                  <mo stretchy="false">+</mo>
                  <msub>
                    <mi>N</mi>
                    <mn>2</mn>
                  </msub>
                </mrow>
                <mrow>
                  <mo stretchy="false">(</mo>
                  <mrow>
                    <mi>u</mi>
                    <mrow>
                      <mo stretchy="false">(</mo>
                      <mo stretchy="false">τ</mo>
                      <mo stretchy="false">)</mo>
                    </mrow>
                  </mrow>
                  <mo stretchy="false">)</mo>
                </mrow>
              </mrow>
              <mo stretchy="false">)</mo>
            </mrow>
            <mi>T</mi>
          </msup>
        </mrow>
      </mrow>
      <mi>u</mi>
      <mrow>
        <mo stretchy="false">(</mo>
        <mo stretchy="false">τ</mo>
        <mo stretchy="false">)</mo>
      </mrow>
      <mi>d</mi>
      <mo stretchy="false">τ</mo>
    </mrow>
    <annotation encoding="StarMath 5.0">"Lemma 1, " y(t) = N_1(u(t)) + N_2(u(t)),` int_0^t y^T(%tau) u(%tau) d%tau = int_0^t (N_1(u(%tau)) + N_2(u(%tau)))^T u(%tau) d%tau</annotation>
  </semantics>
</math>
</file>

<file path=Object 28/content.xml><?xml version="1.0" encoding="utf-8"?>
<math xmlns="http://www.w3.org/1998/Math/MathML">
  <semantics>
    <mrow>
      <mrow>
        <msubsup>
          <mi mathvariant="normal">∫</mi>
          <mn>0</mn>
          <mi>t</mi>
        </msubsup>
        <msup>
          <mi>y</mi>
          <mi>T</mi>
        </msup>
      </mrow>
      <mrow>
        <mo stretchy="false">(</mo>
        <mo stretchy="false">τ</mo>
        <mo stretchy="false">)</mo>
      </mrow>
      <mi>u</mi>
      <mrow>
        <mo stretchy="false">(</mo>
        <mo stretchy="false">τ</mo>
        <mo stretchy="false">)</mo>
      </mrow>
      <mi>d</mi>
      <mrow>
        <mo stretchy="false">τ</mo>
        <mi mathvariant="normal">=</mi>
        <mrow>
          <msubsup>
            <mi mathvariant="normal">∫</mi>
            <mn>0</mn>
            <mi>t</mi>
          </msubsup>
          <mrow>
            <mo stretchy="false">(</mo>
            <mrow>
              <msubsup>
                <mi>N</mi>
                <mn>1</mn>
                <mi>T</mi>
              </msubsup>
              <mrow>
                <mrow>
                  <mo stretchy="false">(</mo>
                  <mrow>
                    <mi>u</mi>
                    <mrow>
                      <mo stretchy="false">(</mo>
                      <mo stretchy="false">τ</mo>
                      <mo stretchy="false">)</mo>
                    </mrow>
                  </mrow>
                  <mo stretchy="false">)</mo>
                </mrow>
                <mo stretchy="false">+</mo>
                <msubsup>
                  <mi>N</mi>
                  <mn>2</mn>
                  <mi>T</mi>
                </msubsup>
              </mrow>
              <mrow>
                <mo stretchy="false">(</mo>
                <mrow>
                  <mi>u</mi>
                  <mrow>
                    <mo stretchy="false">(</mo>
                    <mo stretchy="false">τ</mo>
                    <mo stretchy="false">)</mo>
                  </mrow>
                </mrow>
                <mo stretchy="false">)</mo>
              </mrow>
            </mrow>
            <mo stretchy="false">)</mo>
          </mrow>
        </mrow>
      </mrow>
      <mi>u</mi>
      <mrow>
        <mo stretchy="false">(</mo>
        <mo stretchy="false">τ</mo>
        <mo stretchy="false">)</mo>
      </mrow>
      <mi>d</mi>
      <mrow>
        <mo stretchy="false">τ</mo>
        <mi mathvariant="normal">=</mi>
        <mrow>
          <msubsup>
            <mi mathvariant="normal">∫</mi>
            <mn>0</mn>
            <mi>t</mi>
          </msubsup>
          <mrow>
            <mo stretchy="false">(</mo>
            <mrow>
              <msubsup>
                <mi>N</mi>
                <mn>1</mn>
                <mi>T</mi>
              </msubsup>
              <mrow>
                <mo stretchy="false">(</mo>
                <mrow>
                  <mi>u</mi>
                  <mrow>
                    <mo stretchy="false">(</mo>
                    <mo stretchy="false">τ</mo>
                    <mo stretchy="false">)</mo>
                  </mrow>
                </mrow>
                <mo stretchy="false">)</mo>
              </mrow>
              <mi>u</mi>
              <mrow>
                <mrow>
                  <mo stretchy="false">(</mo>
                  <mo stretchy="false">τ</mo>
                  <mo stretchy="false">)</mo>
                </mrow>
                <mo stretchy="false">+</mo>
                <msubsup>
                  <mi>N</mi>
                  <mn>2</mn>
                  <mi>T</mi>
                </msubsup>
              </mrow>
              <mrow>
                <mo stretchy="false">(</mo>
                <mrow>
                  <mi>u</mi>
                  <mrow>
                    <mo stretchy="false">(</mo>
                    <mo stretchy="false">τ</mo>
                    <mo stretchy="false">)</mo>
                  </mrow>
                </mrow>
                <mo stretchy="false">)</mo>
              </mrow>
              <mi>u</mi>
              <mrow>
                <mo stretchy="false">(</mo>
                <mo stretchy="false">τ</mo>
                <mo stretchy="false">)</mo>
              </mrow>
            </mrow>
            <mo stretchy="false">)</mo>
          </mrow>
        </mrow>
      </mrow>
      <mi>d</mi>
      <mo stretchy="false">τ</mo>
    </mrow>
    <annotation encoding="StarMath 5.0">int_0^t y^T(%tau) u(%tau) d%tau = int_0^t (N_1^T(u(%tau)) + N_2^T(u(%tau))) u(%tau) d%tau = int_0^t (N_1^T(u(%tau)) u(%tau) + N_2^T(u(%tau)) u(%tau)) d%tau</annotation>
  </semantics>
</math>
</file>

<file path=Object 29/content.xml><?xml version="1.0" encoding="utf-8"?>
<math xmlns="http://www.w3.org/1998/Math/MathML">
  <semantics>
    <mrow>
      <mrow>
        <msubsup>
          <mi mathvariant="normal">∫</mi>
          <mn>0</mn>
          <mi>t</mi>
        </msubsup>
        <msup>
          <mi>y</mi>
          <mi>T</mi>
        </msup>
      </mrow>
      <mrow>
        <mo stretchy="false">(</mo>
        <mo stretchy="false">τ</mo>
        <mo stretchy="false">)</mo>
      </mrow>
      <mi>u</mi>
      <mrow>
        <mo stretchy="false">(</mo>
        <mo stretchy="false">τ</mo>
        <mo stretchy="false">)</mo>
      </mrow>
      <mi>d</mi>
      <mrow>
        <mo stretchy="false">τ</mo>
        <mi mathvariant="normal">=</mi>
        <mrow>
          <msubsup>
            <mi mathvariant="normal">∫</mi>
            <mn>0</mn>
            <mi>t</mi>
          </msubsup>
          <mrow>
            <mo stretchy="false">(</mo>
            <mrow>
              <msubsup>
                <mi>y</mi>
                <mn>1</mn>
                <mi>T</mi>
              </msubsup>
              <mrow>
                <mo stretchy="false">(</mo>
                <mo stretchy="false">τ</mo>
                <mo stretchy="false">)</mo>
              </mrow>
              <mi>u</mi>
              <mrow>
                <mrow>
                  <mo stretchy="false">(</mo>
                  <mo stretchy="false">τ</mo>
                  <mo stretchy="false">)</mo>
                </mrow>
                <mo stretchy="false">+</mo>
                <msubsup>
                  <mi>y</mi>
                  <mn>2</mn>
                  <mi>T</mi>
                </msubsup>
              </mrow>
              <mrow>
                <mo stretchy="false">(</mo>
                <mo stretchy="false">τ</mo>
                <mo stretchy="false">)</mo>
              </mrow>
              <mi>u</mi>
              <mrow>
                <mo stretchy="false">(</mo>
                <mo stretchy="false">τ</mo>
                <mo stretchy="false">)</mo>
              </mrow>
            </mrow>
            <mo stretchy="false">)</mo>
          </mrow>
        </mrow>
      </mrow>
      <mi>d</mi>
      <mrow>
        <mo stretchy="false">τ</mo>
        <mi mathvariant="normal">=</mi>
        <mrow>
          <msubsup>
            <mi mathvariant="normal">∫</mi>
            <mn>0</mn>
            <mi>t</mi>
          </msubsup>
          <msubsup>
            <mi>y</mi>
            <mn>1</mn>
            <mi>T</mi>
          </msubsup>
        </mrow>
      </mrow>
      <mrow>
        <mo stretchy="false">(</mo>
        <mo stretchy="false">τ</mo>
        <mo stretchy="false">)</mo>
      </mrow>
      <mi>u</mi>
      <mrow>
        <mo stretchy="false">(</mo>
        <mo stretchy="false">τ</mo>
        <mo stretchy="false">)</mo>
      </mrow>
      <mi>d</mi>
      <mrow>
        <mo stretchy="false">τ</mo>
        <mo stretchy="false">+</mo>
        <mrow>
          <msubsup>
            <mi mathvariant="normal">∫</mi>
            <mn>0</mn>
            <mi>t</mi>
          </msubsup>
          <msubsup>
            <mi>y</mi>
            <mn>2</mn>
            <mi>T</mi>
          </msubsup>
        </mrow>
      </mrow>
      <mrow>
        <mo stretchy="false">(</mo>
        <mo stretchy="false">τ</mo>
        <mo stretchy="false">)</mo>
      </mrow>
      <mi>u</mi>
      <mrow>
        <mo stretchy="false">(</mo>
        <mo stretchy="false">τ</mo>
        <mo stretchy="false">)</mo>
      </mrow>
      <mi>d</mi>
      <mo stretchy="false">τ</mo>
    </mrow>
    <annotation encoding="StarMath 5.0">int_0^t y^T(%tau) u(%tau) d%tau = int_0^t (y_1^T(%tau) u(%tau) + y_2^T(%tau) u(%tau)) d%tau = int_0^t y_1^T(%tau) u(%tau) d%tau + int_0^t y_2^T(%tau) u(%tau) d%tau</annotation>
  </semantics>
</math>
</file>

<file path=Object 3/content.xml><?xml version="1.0" encoding="utf-8"?>
<math xmlns="http://www.w3.org/1998/Math/MathML">
  <semantics>
    <mrow>
      <mi>u</mi>
      <mrow>
        <mrow>
          <mo stretchy="false">(</mo>
          <mi>k</mi>
          <mo stretchy="false">)</mo>
        </mrow>
        <mi mathvariant="normal">=</mi>
        <mfrac>
          <mrow>
            <mrow>
              <mi mathvariant="normal">−</mi>
              <mi>S</mi>
            </mrow>
            <mrow>
              <mo stretchy="false">(</mo>
              <msup>
                <mi>q</mi>
                <mrow>
                  <mi mathvariant="normal">−</mi>
                  <mn>1</mn>
                </mrow>
              </msup>
              <mo stretchy="false">)</mo>
            </mrow>
          </mrow>
          <mrow>
            <msub>
              <mi>A</mi>
              <mi>d</mi>
            </msub>
            <mrow>
              <mo stretchy="false">(</mo>
              <msup>
                <mi>q</mi>
                <mrow>
                  <mi mathvariant="normal">−</mi>
                  <mn>1</mn>
                </mrow>
              </msup>
              <mo stretchy="false">)</mo>
            </mrow>
            <mi>R</mi>
            <mi>'</mi>
            <mrow>
              <mo stretchy="false">(</mo>
              <msup>
                <mi>q</mi>
                <mrow>
                  <mi mathvariant="normal">−</mi>
                  <mn>1</mn>
                </mrow>
              </msup>
              <mo stretchy="false">)</mo>
            </mrow>
          </mrow>
        </mfrac>
      </mrow>
      <mi>y</mi>
      <mrow>
        <mo stretchy="false">(</mo>
        <mi>k</mi>
        <mo stretchy="false">)</mo>
      </mrow>
      <mtext> and we want </mtext>
      <msub>
        <mi>A</mi>
        <mi>c</mi>
      </msub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n>1,</mn>
      </mrow>
      <mtext> so Diophantine equation is</mtext>
    </mrow>
    <annotation encoding="StarMath 5.0">u(k) = {- S(q^-1)} over {A_d(q^-1) R'(q^-1)} y(k) " and we want " A_c(q^-1) = 1, " so Diophantine equation is"</annotation>
  </semantics>
</math>
</file>

<file path=Object 30/content.xml><?xml version="1.0" encoding="utf-8"?>
<math xmlns="http://www.w3.org/1998/Math/MathML">
  <semantics>
    <mrow>
      <mrow>
        <msubsup>
          <mi mathvariant="normal">∫</mi>
          <mn>0</mn>
          <mi>t</mi>
        </msubsup>
        <msup>
          <mi>y</mi>
          <mi>T</mi>
        </msup>
      </mrow>
      <mrow>
        <mo stretchy="false">(</mo>
        <mo stretchy="false">τ</mo>
        <mo stretchy="false">)</mo>
      </mrow>
      <mi>u</mi>
      <mrow>
        <mo stretchy="false">(</mo>
        <mo stretchy="false">τ</mo>
        <mo stretchy="false">)</mo>
      </mrow>
      <mi>d</mi>
      <mrow>
        <mo stretchy="false">τ</mo>
        <mi mathvariant="normal">≥</mi>
        <mrow>
          <mrow>
            <mi mathvariant="normal">−</mi>
            <msubsup>
              <mo stretchy="false">γ</mo>
              <mn>1</mn>
              <mn>2</mn>
            </msubsup>
          </mrow>
          <mi mathvariant="normal">−</mi>
          <msubsup>
            <mo stretchy="false">γ</mo>
            <mn>2</mn>
            <mn>2</mn>
          </msubsup>
        </mrow>
      </mrow>
      <mtext>, so for </mtext>
      <mrow>
        <msup>
          <mo stretchy="false">γ</mo>
          <mn>2</mn>
        </msup>
        <mi mathvariant="normal">=</mi>
        <mrow>
          <msubsup>
            <mo stretchy="false">γ</mo>
            <mn>1</mn>
            <mn>2</mn>
          </msubsup>
          <mo stretchy="false">+</mo>
          <msubsup>
            <mo stretchy="false">γ</mo>
            <mn>2</mn>
            <mn>2</mn>
          </msubsup>
        </mrow>
      </mrow>
      <mtext> we have </mtext>
      <mrow>
        <msubsup>
          <mi mathvariant="normal">∫</mi>
          <mn>0</mn>
          <mi>t</mi>
        </msubsup>
        <msup>
          <mi>y</mi>
          <mi>T</mi>
        </msup>
      </mrow>
      <mrow>
        <mo stretchy="false">(</mo>
        <mo stretchy="false">τ</mo>
        <mo stretchy="false">)</mo>
      </mrow>
      <mi>u</mi>
      <mrow>
        <mo stretchy="false">(</mo>
        <mo stretchy="false">τ</mo>
        <mo stretchy="false">)</mo>
      </mrow>
      <mi>d</mi>
      <mrow>
        <mo stretchy="false">τ</mo>
        <mi mathvariant="normal">≥</mi>
        <mrow>
          <mi mathvariant="normal">−</mi>
          <msup>
            <mo stretchy="false">γ</mo>
            <mn>2</mn>
          </msup>
        </mrow>
      </mrow>
    </mrow>
    <annotation encoding="StarMath 5.0">int_0^t y^T(%tau) u(%tau) d%tau &gt;= -%gamma_1^2 - %gamma_2^2 ", so for " %gamma^2 = %gamma_1^2 + %gamma_2^2 " we have " int_0^t y^T(%tau) u(%tau) d%tau &gt;= -%gamma^2</annotation>
  </semantics>
</math>
</file>

<file path=Object 31/content.xml><?xml version="1.0" encoding="utf-8"?>
<math xmlns="http://www.w3.org/1998/Math/MathML">
  <semantics>
    <mrow>
      <mtext>Lemma 2, </mtext>
      <mi>y</mi>
      <mrow>
        <mrow>
          <mo stretchy="false">(</mo>
          <mi>t</mi>
          <mo stretchy="false">)</mo>
        </mrow>
        <mi mathvariant="normal">=</mi>
        <msub>
          <mi>N</mi>
          <mn>1</mn>
        </msub>
      </mrow>
      <mrow>
        <mo stretchy="false">(</mo>
        <mrow>
          <mi>u</mi>
          <mrow>
            <mrow>
              <mo stretchy="false">(</mo>
              <mi>t</mi>
              <mo stretchy="false">)</mo>
            </mrow>
            <mi mathvariant="normal">−</mi>
            <msub>
              <mi>y</mi>
              <mn>1</mn>
            </msub>
          </mrow>
          <mrow>
            <mo stretchy="false">(</mo>
            <mi>t</mi>
            <mo stretchy="false">)</mo>
          </mrow>
        </mrow>
        <mo stretchy="false">)</mo>
      </mrow>
      <mi>,</mi>
      <mi/>
      <msub>
        <mi>y</mi>
        <mn>1</mn>
      </msub>
      <mrow>
        <mrow>
          <mo stretchy="false">(</mo>
          <mi>t</mi>
          <mo stretchy="false">)</mo>
        </mrow>
        <mi mathvariant="normal">=</mi>
        <msub>
          <mi>N</mi>
          <mn>2</mn>
        </msub>
      </mrow>
      <mrow>
        <mo stretchy="false">(</mo>
        <mrow>
          <mi>y</mi>
          <mrow>
            <mo stretchy="false">(</mo>
            <mi>t</mi>
            <mo stretchy="false">)</mo>
          </mrow>
        </mrow>
        <mo stretchy="false">)</mo>
      </mrow>
    </mrow>
    <annotation encoding="StarMath 5.0">"Lemma 2, " y(t) = N_1(u(t)- y_1(t)),` y_1(t) = N_2(y(t))</annotation>
  </semantics>
</math>
</file>

<file path=Object 32/content.xml><?xml version="1.0" encoding="utf-8"?>
<math xmlns="http://www.w3.org/1998/Math/MathML">
  <semantics>
    <mrow>
      <mtext>Let </mtext>
      <mi>z</mi>
      <mrow>
        <mrow>
          <mo stretchy="false">(</mo>
          <mi>t</mi>
          <mo stretchy="false">)</mo>
        </mrow>
        <mi mathvariant="normal">=</mi>
        <mi>u</mi>
      </mrow>
      <mrow>
        <mrow>
          <mo stretchy="false">(</mo>
          <mi>t</mi>
          <mo stretchy="false">)</mo>
        </mrow>
        <mi mathvariant="normal">−</mi>
        <msub>
          <mi>y</mi>
          <mn>1</mn>
        </msub>
      </mrow>
      <mrow>
        <mo stretchy="false">(</mo>
        <mi>t</mi>
        <mo stretchy="false">)</mo>
      </mrow>
      <mtext>, so we have </mtext>
      <mrow>
        <msubsup>
          <mi mathvariant="normal">∫</mi>
          <mn>0</mn>
          <mi>t</mi>
        </msubsup>
        <msup>
          <mi>y</mi>
          <mi>T</mi>
        </msup>
      </mrow>
      <mrow>
        <mo stretchy="false">(</mo>
        <mo stretchy="false">τ</mo>
        <mo stretchy="false">)</mo>
      </mrow>
      <mi>u</mi>
      <mrow>
        <mo stretchy="false">(</mo>
        <mo stretchy="false">τ</mo>
        <mo stretchy="false">)</mo>
      </mrow>
      <mi>d</mi>
      <mrow>
        <mo stretchy="false">τ</mo>
        <mi mathvariant="normal">=</mi>
        <mrow>
          <msubsup>
            <mi mathvariant="normal">∫</mi>
            <mn>0</mn>
            <mi>t</mi>
          </msubsup>
          <msubsup>
            <mi>N</mi>
            <mn>1</mn>
            <mi>T</mi>
          </msubsup>
        </mrow>
      </mrow>
      <mrow>
        <mo stretchy="false">(</mo>
        <mrow>
          <mi>z</mi>
          <mrow>
            <mo stretchy="false">(</mo>
            <mo stretchy="false">τ</mo>
            <mo stretchy="false">)</mo>
          </mrow>
        </mrow>
        <mo stretchy="false">)</mo>
      </mrow>
      <mi>z</mi>
      <mrow>
        <mo stretchy="false">(</mo>
        <mo stretchy="false">τ</mo>
        <mo stretchy="false">)</mo>
      </mrow>
      <mi>d</mi>
      <mrow>
        <mo stretchy="false">τ</mo>
        <mo stretchy="false">+</mo>
        <mrow>
          <msubsup>
            <mi mathvariant="normal">∫</mi>
            <mn>0</mn>
            <mi>t</mi>
          </msubsup>
          <msup>
            <mi>y</mi>
            <mi>T</mi>
          </msup>
        </mrow>
      </mrow>
      <mrow>
        <mo stretchy="false">(</mo>
        <mo stretchy="false">τ</mo>
        <mo stretchy="false">)</mo>
      </mrow>
      <msub>
        <mi>N</mi>
        <mn>1</mn>
      </msub>
      <mrow>
        <mo stretchy="false">(</mo>
        <mrow>
          <mi>y</mi>
          <mrow>
            <mo stretchy="false">(</mo>
            <mo stretchy="false">τ</mo>
            <mo stretchy="false">)</mo>
          </mrow>
        </mrow>
        <mo stretchy="false">)</mo>
      </mrow>
      <mi>d</mi>
      <mo stretchy="false">τ</mo>
    </mrow>
    <annotation encoding="StarMath 5.0">"Let " z(t) = u(t) - y_1(t) ", so we have " int_0^t y^T(%tau) u(%tau) d%tau = int_0^t N_1^T(z(%tau)) z(%tau) d%tau + int_0^t y^T(%tau) N_1(y(%tau)) d%tau</annotation>
  </semantics>
</math>
</file>

<file path=Object 33/content.xml><?xml version="1.0" encoding="utf-8"?>
<math xmlns="http://www.w3.org/1998/Math/MathML">
  <semantics>
    <mrow>
      <mrow>
        <msubsup>
          <mi mathvariant="normal">∫</mi>
          <mn>0</mn>
          <mi>t</mi>
        </msubsup>
        <msup>
          <mi>y</mi>
          <mi>T</mi>
        </msup>
      </mrow>
      <mrow>
        <mo stretchy="false">(</mo>
        <mo stretchy="false">τ</mo>
        <mo stretchy="false">)</mo>
      </mrow>
      <mi>u</mi>
      <mrow>
        <mo stretchy="false">(</mo>
        <mo stretchy="false">τ</mo>
        <mo stretchy="false">)</mo>
      </mrow>
      <mi>d</mi>
      <mrow>
        <mo stretchy="false">τ</mo>
        <mi mathvariant="normal">=</mi>
        <mrow>
          <msubsup>
            <mi mathvariant="normal">∫</mi>
            <mn>0</mn>
            <mi>t</mi>
          </msubsup>
          <msubsup>
            <mi>N</mi>
            <mn>1</mn>
            <mi>T</mi>
          </msubsup>
        </mrow>
      </mrow>
      <mrow>
        <mo stretchy="false">(</mo>
        <mrow>
          <mi>u</mi>
          <mrow>
            <mrow>
              <mo stretchy="false">(</mo>
              <mo stretchy="false">τ</mo>
              <mo stretchy="false">)</mo>
            </mrow>
            <mi mathvariant="normal">−</mi>
            <msub>
              <mi>y</mi>
              <mn>1</mn>
            </msub>
          </mrow>
          <mrow>
            <mo stretchy="false">(</mo>
            <mo stretchy="false">τ</mo>
            <mo stretchy="false">)</mo>
          </mrow>
        </mrow>
        <mo stretchy="false">)</mo>
      </mrow>
      <mrow>
        <mo stretchy="false">(</mo>
        <mrow>
          <mi>u</mi>
          <mrow>
            <mrow>
              <mo stretchy="false">(</mo>
              <mo stretchy="false">τ</mo>
              <mo stretchy="false">)</mo>
            </mrow>
            <mi mathvariant="normal">−</mi>
            <msub>
              <mi>y</mi>
              <mn>1</mn>
            </msub>
          </mrow>
          <mrow>
            <mo stretchy="false">(</mo>
            <mo stretchy="false">τ</mo>
            <mo stretchy="false">)</mo>
          </mrow>
        </mrow>
        <mo stretchy="false">)</mo>
      </mrow>
      <mi>d</mi>
      <mrow>
        <mo stretchy="false">τ</mo>
        <mo stretchy="false">+</mo>
        <mrow>
          <msubsup>
            <mi mathvariant="normal">∫</mi>
            <mn>0</mn>
            <mi>t</mi>
          </msubsup>
          <msup>
            <mi>y</mi>
            <mi>T</mi>
          </msup>
        </mrow>
      </mrow>
      <mrow>
        <mo stretchy="false">(</mo>
        <mo stretchy="false">τ</mo>
        <mo stretchy="false">)</mo>
      </mrow>
      <msub>
        <mi>N</mi>
        <mn>1</mn>
      </msub>
      <mrow>
        <mo stretchy="false">(</mo>
        <mrow>
          <mi>y</mi>
          <mrow>
            <mo stretchy="false">(</mo>
            <mo stretchy="false">τ</mo>
            <mo stretchy="false">)</mo>
          </mrow>
        </mrow>
        <mo stretchy="false">)</mo>
      </mrow>
      <mi>d</mi>
      <mo stretchy="false">τ</mo>
    </mrow>
    <annotation encoding="StarMath 5.0">int_0^t y^T(%tau) u(%tau) d%tau = int_0^t N_1^T(u(%tau) - y_1(%tau)) (u(%tau) - y_1(%tau)) d%tau + int_0^t y^T(%tau) N_1(y(%tau)) d%tau</annotation>
  </semantics>
</math>
</file>

<file path=Object 34/content.xml><?xml version="1.0" encoding="utf-8"?>
<math xmlns="http://www.w3.org/1998/Math/MathML">
  <semantics>
    <mrow>
      <mrow>
        <msubsup>
          <mi mathvariant="normal">∫</mi>
          <mn>0</mn>
          <mi>t</mi>
        </msubsup>
        <msup>
          <mi>y</mi>
          <mi>T</mi>
        </msup>
      </mrow>
      <mrow>
        <mo stretchy="false">(</mo>
        <mo stretchy="false">τ</mo>
        <mo stretchy="false">)</mo>
      </mrow>
      <mi>u</mi>
      <mrow>
        <mo stretchy="false">(</mo>
        <mo stretchy="false">τ</mo>
        <mo stretchy="false">)</mo>
      </mrow>
      <mi>d</mi>
      <mrow>
        <mo stretchy="false">τ</mo>
        <mi mathvariant="normal">=</mi>
        <mrow>
          <msubsup>
            <mi mathvariant="normal">∫</mi>
            <mn>0</mn>
            <mi>t</mi>
          </msubsup>
          <msup>
            <mi>y</mi>
            <mi>T</mi>
          </msup>
        </mrow>
      </mrow>
      <mrow>
        <mo stretchy="false">(</mo>
        <mo stretchy="false">τ</mo>
        <mo stretchy="false">)</mo>
      </mrow>
      <mrow>
        <mo stretchy="false">(</mo>
        <mrow>
          <mi>u</mi>
          <mrow>
            <mrow>
              <mo stretchy="false">(</mo>
              <mo stretchy="false">τ</mo>
              <mo stretchy="false">)</mo>
            </mrow>
            <mi mathvariant="normal">−</mi>
            <msub>
              <mi>y</mi>
              <mn>1</mn>
            </msub>
          </mrow>
          <mrow>
            <mo stretchy="false">(</mo>
            <mo stretchy="false">τ</mo>
            <mo stretchy="false">)</mo>
          </mrow>
        </mrow>
        <mo stretchy="false">)</mo>
      </mrow>
      <mi>d</mi>
      <mrow>
        <mo stretchy="false">τ</mo>
        <mo stretchy="false">+</mo>
        <mrow>
          <msubsup>
            <mi mathvariant="normal">∫</mi>
            <mn>0</mn>
            <mi>t</mi>
          </msubsup>
          <msup>
            <mi>y</mi>
            <mi>T</mi>
          </msup>
        </mrow>
      </mrow>
      <mrow>
        <mo stretchy="false">(</mo>
        <mo stretchy="false">τ</mo>
        <mo stretchy="false">)</mo>
      </mrow>
      <msub>
        <mi>y</mi>
        <mn>1</mn>
      </msub>
      <mrow>
        <mo stretchy="false">(</mo>
        <mo stretchy="false">τ</mo>
        <mo stretchy="false">)</mo>
      </mrow>
      <mi>d</mi>
      <mo stretchy="false">τ</mo>
    </mrow>
    <annotation encoding="StarMath 5.0">int_0^t y^T(%tau) u(%tau) d%tau = int_0^t y^T(%tau) (u(%tau) - y_1(%tau)) d%tau + int_0^t y^T(%tau) y_1(%tau) d%tau</annotation>
  </semantics>
</math>
</file>

<file path=Object 35/content.xml><?xml version="1.0" encoding="utf-8"?>
<math xmlns="http://www.w3.org/1998/Math/MathML">
  <semantics>
    <mrow>
      <mtext>Since </mtext>
      <mi>y</mi>
      <mtext> and </mtext>
      <msub>
        <mi>N</mi>
        <mn>1</mn>
      </msub>
      <mtext> are the same dimension, the 2nd integral results in a scalar and we can transpose it</mtext>
    </mrow>
    <annotation encoding="StarMath 5.0">"Since " y " and " N_1 " are the same dimension, the 2nd integral results in a scalar and we can transpose it"</annotation>
  </semantics>
</math>
</file>

<file path=Object 36/content.xml><?xml version="1.0" encoding="utf-8"?>
<math xmlns="http://www.w3.org/1998/Math/MathML">
  <semantics>
    <mrow>
      <mrow>
        <msubsup>
          <mi mathvariant="normal">∫</mi>
          <mn>0</mn>
          <mi>t</mi>
        </msubsup>
        <msup>
          <mi>y</mi>
          <mi>T</mi>
        </msup>
      </mrow>
      <mrow>
        <mo stretchy="false">(</mo>
        <mo stretchy="false">τ</mo>
        <mo stretchy="false">)</mo>
      </mrow>
      <mi>u</mi>
      <mrow>
        <mo stretchy="false">(</mo>
        <mo stretchy="false">τ</mo>
        <mo stretchy="false">)</mo>
      </mrow>
      <mi>d</mi>
      <mrow>
        <mo stretchy="false">τ</mo>
        <mi mathvariant="normal">=</mi>
        <mrow>
          <msubsup>
            <mi mathvariant="normal">∫</mi>
            <mn>0</mn>
            <mi>t</mi>
          </msubsup>
          <msubsup>
            <mi>N</mi>
            <mn>1</mn>
            <mi>T</mi>
          </msubsup>
        </mrow>
      </mrow>
      <mrow>
        <mo stretchy="false">(</mo>
        <mrow>
          <mi>z</mi>
          <mrow>
            <mo stretchy="false">(</mo>
            <mo stretchy="false">τ</mo>
            <mo stretchy="false">)</mo>
          </mrow>
        </mrow>
        <mo stretchy="false">)</mo>
      </mrow>
      <mi>z</mi>
      <mrow>
        <mo stretchy="false">(</mo>
        <mo stretchy="false">τ</mo>
        <mo stretchy="false">)</mo>
      </mrow>
      <mi>d</mi>
      <mrow>
        <mo stretchy="false">τ</mo>
        <mo stretchy="false">+</mo>
        <mrow>
          <msubsup>
            <mi mathvariant="normal">∫</mi>
            <mn>0</mn>
            <mi>t</mi>
          </msubsup>
          <msubsup>
            <mi>N</mi>
            <mn>1</mn>
            <mi>T</mi>
          </msubsup>
        </mrow>
      </mrow>
      <mrow>
        <mo stretchy="false">(</mo>
        <mrow>
          <mi>y</mi>
          <mrow>
            <mo stretchy="false">(</mo>
            <mo stretchy="false">τ</mo>
            <mo stretchy="false">)</mo>
          </mrow>
        </mrow>
        <mo stretchy="false">)</mo>
      </mrow>
      <mi>y</mi>
      <mrow>
        <mo stretchy="false">(</mo>
        <mo stretchy="false">τ</mo>
        <mo stretchy="false">)</mo>
      </mrow>
      <mi>d</mi>
      <mo stretchy="false">τ</mo>
    </mrow>
    <annotation encoding="StarMath 5.0">int_0^t y^T(%tau) u(%tau) d%tau = int_0^t N_1^T(z(%tau)) z(%tau) d%tau + int_0^t N_1^T(y(%tau)) y(%tau) d%tau</annotation>
  </semantics>
</math>
</file>

<file path=Object 37/content.xml><?xml version="1.0" encoding="utf-8"?>
<math xmlns="http://www.w3.org/1998/Math/MathML">
  <semantics>
    <mrow>
      <mtext>The Popov inequality for </mtext>
      <msub>
        <mi>N</mi>
        <mn>1</mn>
      </msub>
      <mtext> can be expressed as </mtext>
      <mrow>
        <msubsup>
          <mi mathvariant="normal">∫</mi>
          <mn>0</mn>
          <mi>t</mi>
        </msubsup>
        <msubsup>
          <mi>N</mi>
          <mn>1</mn>
          <mi>T</mi>
        </msubsup>
      </mrow>
      <mrow>
        <mo stretchy="false">(</mo>
        <mrow>
          <msub>
            <mi>u</mi>
            <mn>1</mn>
          </msub>
          <mrow>
            <mo stretchy="false">(</mo>
            <mo stretchy="false">τ</mo>
            <mo stretchy="false">)</mo>
          </mrow>
        </mrow>
        <mo stretchy="false">)</mo>
      </mrow>
      <msub>
        <mi>u</mi>
        <mn>1</mn>
      </msub>
      <mrow>
        <mo stretchy="false">(</mo>
        <mo stretchy="false">τ</mo>
        <mo stretchy="false">)</mo>
      </mrow>
      <mi>d</mi>
      <mrow>
        <mo stretchy="false">τ</mo>
        <mi mathvariant="normal">≥</mi>
        <mrow>
          <mi mathvariant="normal">−</mi>
          <msubsup>
            <mo stretchy="false">γ</mo>
            <mn>1</mn>
            <mn>2</mn>
          </msubsup>
        </mrow>
      </mrow>
    </mrow>
    <annotation encoding="StarMath 5.0">"The Popov inequality for " N_1 " can be expressed as " int_0^t N_1^T(u_1(%tau)) u_1(%tau) d%tau &gt;= -%gamma_1^2</annotation>
  </semantics>
</math>
</file>

<file path=Object 38/content.xml><?xml version="1.0" encoding="utf-8"?>
<math xmlns="http://www.w3.org/1998/Math/MathML">
  <semantics>
    <mrow>
      <mtext>This holds for any function </mtext>
      <msub>
        <mi>u</mi>
        <mn>1</mn>
      </msub>
      <mrow>
        <mo stretchy="false">(</mo>
        <mi>t</mi>
        <mo stretchy="false">)</mo>
      </mrow>
      <mtext>, including </mtext>
      <mi>z</mi>
      <mrow>
        <mo stretchy="false">(</mo>
        <mi>t</mi>
        <mo stretchy="false">)</mo>
      </mrow>
      <mtext> and </mtext>
      <mi>y</mi>
      <mrow>
        <mo stretchy="false">(</mo>
        <mi>t</mi>
        <mo stretchy="false">)</mo>
      </mrow>
      <mtext>, so </mtext>
      <mrow>
        <msubsup>
          <mi mathvariant="normal">∫</mi>
          <mn>0</mn>
          <mi>t</mi>
        </msubsup>
        <msup>
          <mi>y</mi>
          <mi>T</mi>
        </msup>
      </mrow>
      <mrow>
        <mo stretchy="false">(</mo>
        <mo stretchy="false">τ</mo>
        <mo stretchy="false">)</mo>
      </mrow>
      <mi>u</mi>
      <mrow>
        <mo stretchy="false">(</mo>
        <mo stretchy="false">τ</mo>
        <mo stretchy="false">)</mo>
      </mrow>
      <mi>d</mi>
      <mrow>
        <mo stretchy="false">τ</mo>
        <mi mathvariant="normal">≥</mi>
        <mrow>
          <mi mathvariant="normal">−</mi>
          <mn>2</mn>
        </mrow>
      </mrow>
      <msubsup>
        <mo stretchy="false">γ</mo>
        <mn>1</mn>
        <mn>2</mn>
      </msubsup>
    </mrow>
    <annotation encoding="StarMath 5.0">"This holds for any function " u_1(t) ", including " z(t) " and " y(t) ", so " int_0^t y^T(%tau) u(%tau) d%tau &gt;= -2 %gamma_1^2</annotation>
  </semantics>
</math>
</file>

<file path=Object 39/content.xml><?xml version="1.0" encoding="utf-8"?>
<math xmlns="http://www.w3.org/1998/Math/MathML">
  <semantics>
    <mrow>
      <mi>Y</mi>
      <mrow>
        <mrow>
          <mo stretchy="false">(</mo>
          <mi>s</mi>
          <mo stretchy="false">)</mo>
        </mrow>
        <mi mathvariant="normal">=</mi>
        <mfrac>
          <mi>b</mi>
          <mrow>
            <mi>s</mi>
            <mi mathvariant="normal">−</mi>
            <mi>a</mi>
          </mrow>
        </mfrac>
      </mrow>
      <mi>U</mi>
      <mrow>
        <mo stretchy="false">(</mo>
        <mi>s</mi>
        <mo stretchy="false">)</mo>
      </mrow>
      <mi>,</mi>
      <mi/>
      <mrow>
        <mi>b</mi>
        <mo stretchy="false">&gt;</mo>
        <mn>0,</mn>
      </mrow>
      <mi/>
      <msub>
        <mi>Y</mi>
        <mi>r</mi>
      </msub>
      <mrow>
        <mrow>
          <mo stretchy="false">(</mo>
          <mi>s</mi>
          <mo stretchy="false">)</mo>
        </mrow>
        <mi mathvariant="normal">=</mi>
        <mfrac>
          <msub>
            <mi>b</mi>
            <mi>r</mi>
          </msub>
          <mrow>
            <mi>s</mi>
            <mi mathvariant="normal">−</mi>
            <msub>
              <mi>a</mi>
              <mi>r</mi>
            </msub>
          </mrow>
        </mfrac>
      </mrow>
      <mi>R</mi>
      <mrow>
        <mo stretchy="false">(</mo>
        <mi>s</mi>
        <mo stretchy="false">)</mo>
      </mrow>
      <mi>,</mi>
      <mi/>
      <mrow>
        <msub>
          <mi>b</mi>
          <mi>r</mi>
        </msub>
        <mo stretchy="false">&gt;</mo>
        <mn>0,</mn>
      </mrow>
      <mi/>
      <mrow>
        <msub>
          <mi>a</mi>
          <mi>r</mi>
        </msub>
        <mo stretchy="false">&lt;</mo>
        <mn>0,</mn>
      </mrow>
      <mi/>
      <mi>r</mi>
      <mrow>
        <mo stretchy="false">(</mo>
        <mi>t</mi>
        <mo stretchy="false">)</mo>
      </mrow>
      <mtext> bounded</mtext>
    </mrow>
    <annotation encoding="StarMath 5.0">Y(s) = b over {s - a} U(s) ,` b &gt; 0,` Y_r(s) = b_r over {s - a_r} R(s) ,` b_r &gt; 0,` a_r &lt; 0,` r(t) " bounded"</annotation>
  </semantics>
</math>
</file>

<file path=Object 4/content.xml><?xml version="1.0" encoding="utf-8"?>
<math xmlns="http://www.w3.org/1998/Math/MathML">
  <semantics>
    <mrow>
      <msub>
        <mi>A</mi>
        <mi>c</mi>
      </msub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sub>
          <mi>A</mi>
          <mi>d</mi>
        </msub>
      </mrow>
      <mrow>
        <mo stretchy="false">(</mo>
        <msup>
          <mi>q</mi>
          <mrow>
            <mi mathvariant="normal">−</mi>
            <mn>1</mn>
          </mrow>
        </msup>
        <mo stretchy="false">)</mo>
      </mrow>
      <mi>A</mi>
      <mrow>
        <mo stretchy="false">(</mo>
        <msup>
          <mi>q</mi>
          <mrow>
            <mi mathvariant="normal">−</mi>
            <mn>1</mn>
          </mrow>
        </msup>
        <mo stretchy="false">)</mo>
      </mrow>
      <mi>R</mi>
      <mi>'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o stretchy="false">+</mo>
        <msup>
          <mi>q</mi>
          <mrow>
            <mi mathvariant="normal">−</mi>
            <mi>d</mi>
          </mrow>
        </msup>
      </mrow>
      <mi>B</mi>
      <mrow>
        <mo stretchy="false">(</mo>
        <msup>
          <mi>q</mi>
          <mrow>
            <mi mathvariant="normal">−</mi>
            <mn>1</mn>
          </mrow>
        </msup>
        <mo stretchy="false">)</mo>
      </mrow>
      <mi>S</mi>
      <mrow>
        <mo stretchy="false">(</mo>
        <msup>
          <mi>q</mi>
          <mrow>
            <mi mathvariant="normal">−</mi>
            <mn>1</mn>
          </mrow>
        </msup>
        <mo stretchy="false">)</mo>
      </mrow>
    </mrow>
    <annotation encoding="StarMath 5.0">A_c(q^-1) = A_d(q^-1) A(q^-1) R'(q^-1) + q^-d B(q^-1) S(q^-1)</annotation>
  </semantics>
</math>
</file>

<file path=Object 40/content.xml><?xml version="1.0" encoding="utf-8"?>
<math xmlns="http://www.w3.org/1998/Math/MathML">
  <semantics>
    <mrow>
      <mi>u</mi>
      <mrow>
        <mrow>
          <mo stretchy="false">(</mo>
          <mi>t</mi>
          <mo stretchy="false">)</mo>
        </mrow>
        <mi mathvariant="normal">=</mi>
        <mo stretchy="false">φ</mo>
      </mrow>
      <msup>
        <mrow>
          <mo stretchy="false">(</mo>
          <mi>t</mi>
          <mo stretchy="false">)</mo>
        </mrow>
        <mi>T</mi>
      </msup>
      <mover accent="true">
        <mo stretchy="false">θ</mo>
        <mo stretchy="false">ˆ</mo>
      </mover>
      <mrow>
        <mo stretchy="false">(</mo>
        <mi>t</mi>
        <mo stretchy="false">)</mo>
      </mrow>
      <mi>,</mi>
      <mi/>
      <mo stretchy="false">φ</mo>
      <mrow>
        <mrow>
          <mo stretchy="false">(</mo>
          <mi>t</mi>
          <mo stretchy="false">)</mo>
        </mrow>
        <mi mathvariant="normal">=</mi>
        <msup>
          <mrow>
            <mi stretchy="false" mathvariant="normal">[</mi>
            <mtable>
              <mtr>
                <mtd>
                  <mrow>
                    <mi>y</mi>
                    <mrow>
                      <mo stretchy="false">(</mo>
                      <mi>t</mi>
                      <mo stretchy="false">)</mo>
                    </mrow>
                  </mrow>
                </mtd>
                <mtd>
                  <mrow>
                    <mi>r</mi>
                    <mrow>
                      <mo stretchy="false">(</mo>
                      <mi>t</mi>
                      <mo stretchy="false">)</mo>
                    </mrow>
                  </mrow>
                </mtd>
              </mtr>
            </mtable>
            <mi stretchy="false" mathvariant="normal">]</mi>
          </mrow>
          <mi>T</mi>
        </msup>
      </mrow>
      <mi>,</mi>
      <mi/>
      <mover accent="true">
        <mo stretchy="false">θ</mo>
        <mo stretchy="false">ˆ</mo>
      </mover>
      <mrow>
        <mrow>
          <mo stretchy="false">(</mo>
          <mi>t</mi>
          <mo stretchy="false">)</mo>
        </mrow>
        <mi mathvariant="normal">=</mi>
        <msup>
          <mrow>
            <mi stretchy="false" mathvariant="normal">[</mi>
            <mtable>
              <mtr>
                <mtd>
                  <mrow>
                    <mover accent="true">
                      <mo stretchy="false">α</mo>
                      <mo stretchy="false">ˆ</mo>
                    </mover>
                    <mrow>
                      <mo stretchy="false">(</mo>
                      <mi>t</mi>
                      <mo stretchy="false">)</mo>
                    </mrow>
                  </mrow>
                </mtd>
                <mtd>
                  <mrow>
                    <mover accent="true">
                      <mo stretchy="false">β</mo>
                      <mo stretchy="false">ˆ</mo>
                    </mover>
                    <mrow>
                      <mo stretchy="false">(</mo>
                      <mi>t</mi>
                      <mo stretchy="false">)</mo>
                    </mrow>
                  </mrow>
                </mtd>
              </mtr>
            </mtable>
            <mi stretchy="false" mathvariant="normal">]</mi>
          </mrow>
          <mi>T</mi>
        </msup>
      </mrow>
    </mrow>
    <annotation encoding="StarMath 5.0">u(t) = %phi(t)^T hat %theta(t),` %phi(t) = [matrix{y(t) # r(t)}]^T ,` hat %theta(t) = [matrix{hat %alpha(t) # hat %beta(t)}]^T</annotation>
  </semantics>
</math>
</file>

<file path=Object 41/content.xml><?xml version="1.0" encoding="utf-8"?>
<math xmlns="http://www.w3.org/1998/Math/MathML">
  <semantics>
    <mrow>
      <mfrac>
        <mi>d</mi>
        <mi mathvariant="italic">dt</mi>
      </mfrac>
      <mover accent="true">
        <mo stretchy="false">θ</mo>
        <mo stretchy="false">ˆ</mo>
      </mover>
      <mrow>
        <mrow>
          <mo stretchy="false">(</mo>
          <mi>t</mi>
          <mo stretchy="false">)</mo>
        </mrow>
        <mi mathvariant="normal">=</mi>
        <mi>F</mi>
      </mrow>
      <mo stretchy="false">φ</mo>
      <mrow>
        <mo stretchy="false">(</mo>
        <mi>t</mi>
        <mo stretchy="false">)</mo>
      </mrow>
      <mi>e</mi>
      <mrow>
        <mo stretchy="false">(</mo>
        <mi>t</mi>
        <mo stretchy="false">)</mo>
      </mrow>
      <mi>,</mi>
      <mi/>
      <mrow>
        <mrow>
          <mi>F</mi>
          <mi mathvariant="normal">=</mi>
          <msup>
            <mi>F</mi>
            <mi>T</mi>
          </msup>
        </mrow>
        <mo stretchy="false">&gt;</mo>
        <mn>0,</mn>
      </mrow>
      <mi/>
      <mi>e</mi>
      <mrow>
        <mrow>
          <mo stretchy="false">(</mo>
          <mi>t</mi>
          <mo stretchy="false">)</mo>
        </mrow>
        <mi mathvariant="normal">=</mi>
        <msub>
          <mi>y</mi>
          <mi>r</mi>
        </msub>
      </mrow>
      <mrow>
        <mrow>
          <mo stretchy="false">(</mo>
          <mi>t</mi>
          <mo stretchy="false">)</mo>
        </mrow>
        <mi mathvariant="normal">−</mi>
        <mi>y</mi>
      </mrow>
      <mrow>
        <mo stretchy="false">(</mo>
        <mi>t</mi>
        <mo stretchy="false">)</mo>
      </mrow>
    </mrow>
    <annotation encoding="StarMath 5.0">d over dt hat %theta(t) = F %phi(t) e(t) ,` F = F^T &gt; 0,` e(t) = y_r(t) - y(t)</annotation>
  </semantics>
</math>
</file>

<file path=Object 42/content.xml><?xml version="1.0" encoding="utf-8"?>
<math xmlns="http://www.w3.org/1998/Math/MathML">
  <semantics>
    <mrow>
      <mover accent="true">
        <mi>y</mi>
        <mi mathvariant="normal">˙</mi>
      </mover>
      <mrow>
        <mrow>
          <mo stretchy="false">(</mo>
          <mi>t</mi>
          <mo stretchy="false">)</mo>
        </mrow>
        <mi mathvariant="normal">=</mi>
        <mi>a</mi>
      </mrow>
      <mi>y</mi>
      <mrow>
        <mrow>
          <mo stretchy="false">(</mo>
          <mi>t</mi>
          <mo stretchy="false">)</mo>
        </mrow>
        <mo stretchy="false">+</mo>
        <mi>b</mi>
      </mrow>
      <mi>u</mi>
      <mrow>
        <mrow>
          <mo stretchy="false">(</mo>
          <mi>t</mi>
          <mo stretchy="false">)</mo>
        </mrow>
        <mi mathvariant="normal">=</mi>
        <mi>a</mi>
      </mrow>
      <mi>y</mi>
      <mrow>
        <mrow>
          <mo stretchy="false">(</mo>
          <mi>t</mi>
          <mo stretchy="false">)</mo>
        </mrow>
        <mo stretchy="false">+</mo>
        <mi>b</mi>
      </mrow>
      <mrow>
        <mo stretchy="false">(</mo>
        <mrow>
          <mover accent="true">
            <mo stretchy="false">α</mo>
            <mo stretchy="false">ˆ</mo>
          </mover>
          <mrow>
            <mo stretchy="false">(</mo>
            <mi>t</mi>
            <mo stretchy="false">)</mo>
          </mrow>
          <mi>y</mi>
          <mrow>
            <mrow>
              <mo stretchy="false">(</mo>
              <mi>t</mi>
              <mo stretchy="false">)</mo>
            </mrow>
            <mo stretchy="false">+</mo>
            <mover accent="true">
              <mo stretchy="false">β</mo>
              <mo stretchy="false">ˆ</mo>
            </mover>
          </mrow>
          <mrow>
            <mo stretchy="false">(</mo>
            <mi>t</mi>
            <mo stretchy="false">)</mo>
          </mrow>
          <mi>r</mi>
          <mrow>
            <mo stretchy="false">(</mo>
            <mi>t</mi>
            <mo stretchy="false">)</mo>
          </mrow>
        </mrow>
        <mo stretchy="false">)</mo>
      </mrow>
      <mi>,</mi>
      <mi/>
      <mover accent="true">
        <msub>
          <mi>y</mi>
          <mi>r</mi>
        </msub>
        <mi mathvariant="normal">˙</mi>
      </mover>
      <mrow>
        <mrow>
          <mo stretchy="false">(</mo>
          <mi>t</mi>
          <mo stretchy="false">)</mo>
        </mrow>
        <mi mathvariant="normal">=</mi>
        <msub>
          <mi>a</mi>
          <mi>r</mi>
        </msub>
      </mrow>
      <msub>
        <mi>y</mi>
        <mi>r</mi>
      </msub>
      <mrow>
        <mrow>
          <mo stretchy="false">(</mo>
          <mi>t</mi>
          <mo stretchy="false">)</mo>
        </mrow>
        <mo stretchy="false">+</mo>
        <msub>
          <mi>b</mi>
          <mi>r</mi>
        </msub>
      </mrow>
      <mi>r</mi>
      <mrow>
        <mo stretchy="false">(</mo>
        <mi>t</mi>
        <mo stretchy="false">)</mo>
      </mrow>
    </mrow>
    <annotation encoding="StarMath 5.0">dot y(t) = a y(t) + b u(t) = a y(t) + b (hat %alpha(t) y(t) + hat %beta(t) r(t)) ,` dot y_r(t) = a_r y_r(t) + b_r r(t)</annotation>
  </semantics>
</math>
</file>

<file path=Object 43/content.xml><?xml version="1.0" encoding="utf-8"?>
<math xmlns="http://www.w3.org/1998/Math/MathML">
  <semantics>
    <mrow>
      <mover accent="true">
        <mi>e</mi>
        <mi mathvariant="normal">˙</mi>
      </mover>
      <mrow>
        <mrow>
          <mo stretchy="false">(</mo>
          <mi>t</mi>
          <mo stretchy="false">)</mo>
        </mrow>
        <mi mathvariant="normal">=</mi>
        <mover accent="true">
          <msub>
            <mi>y</mi>
            <mi>r</mi>
          </msub>
          <mi mathvariant="normal">˙</mi>
        </mover>
      </mrow>
      <mrow>
        <mrow>
          <mo stretchy="false">(</mo>
          <mi>t</mi>
          <mo stretchy="false">)</mo>
        </mrow>
        <mi mathvariant="normal">−</mi>
        <mover accent="true">
          <mi>y</mi>
          <mi mathvariant="normal">˙</mi>
        </mover>
      </mrow>
      <mrow>
        <mrow>
          <mo stretchy="false">(</mo>
          <mi>t</mi>
          <mo stretchy="false">)</mo>
        </mrow>
        <mi mathvariant="normal">=</mi>
        <msub>
          <mi>a</mi>
          <mi>r</mi>
        </msub>
      </mrow>
      <msub>
        <mi>y</mi>
        <mi>r</mi>
      </msub>
      <mrow>
        <mrow>
          <mo stretchy="false">(</mo>
          <mi>t</mi>
          <mo stretchy="false">)</mo>
        </mrow>
        <mo stretchy="false">+</mo>
        <msub>
          <mi>b</mi>
          <mi>r</mi>
        </msub>
      </mrow>
      <mi>r</mi>
      <mrow>
        <mrow>
          <mo stretchy="false">(</mo>
          <mi>t</mi>
          <mo stretchy="false">)</mo>
        </mrow>
        <mi mathvariant="normal">−</mi>
        <mi>a</mi>
      </mrow>
      <mi>y</mi>
      <mrow>
        <mrow>
          <mo stretchy="false">(</mo>
          <mi>t</mi>
          <mo stretchy="false">)</mo>
        </mrow>
        <mi mathvariant="normal">−</mi>
        <mi>b</mi>
      </mrow>
      <mrow>
        <mo stretchy="false">(</mo>
        <mrow>
          <mover accent="true">
            <mo stretchy="false">α</mo>
            <mo stretchy="false">ˆ</mo>
          </mover>
          <mrow>
            <mo stretchy="false">(</mo>
            <mi>t</mi>
            <mo stretchy="false">)</mo>
          </mrow>
          <mi>y</mi>
          <mrow>
            <mrow>
              <mo stretchy="false">(</mo>
              <mi>t</mi>
              <mo stretchy="false">)</mo>
            </mrow>
            <mo stretchy="false">+</mo>
            <mover accent="true">
              <mo stretchy="false">β</mo>
              <mo stretchy="false">ˆ</mo>
            </mover>
          </mrow>
          <mrow>
            <mo stretchy="false">(</mo>
            <mi>t</mi>
            <mo stretchy="false">)</mo>
          </mrow>
          <mi>r</mi>
          <mrow>
            <mo stretchy="false">(</mo>
            <mi>t</mi>
            <mo stretchy="false">)</mo>
          </mrow>
        </mrow>
        <mo stretchy="false">)</mo>
      </mrow>
    </mrow>
    <annotation encoding="StarMath 5.0">dot e(t) = dot y_r(t) - dot y(t) = a_r y_r(t) + b_r r(t) - a y(t) - b (hat %alpha(t) y(t) + hat %beta(t) r(t))</annotation>
  </semantics>
</math>
</file>

<file path=Object 44/content.xml><?xml version="1.0" encoding="utf-8"?>
<math xmlns="http://www.w3.org/1998/Math/MathML">
  <semantics>
    <mrow>
      <mover accent="true">
        <mi>e</mi>
        <mi mathvariant="normal">˙</mi>
      </mover>
      <mrow>
        <mrow>
          <mo stretchy="false">(</mo>
          <mi>t</mi>
          <mo stretchy="false">)</mo>
        </mrow>
        <mi mathvariant="normal">=</mi>
        <msub>
          <mi>a</mi>
          <mi>r</mi>
        </msub>
      </mrow>
      <msub>
        <mi>y</mi>
        <mi>r</mi>
      </msub>
      <mrow>
        <mrow>
          <mo stretchy="false">(</mo>
          <mi>t</mi>
          <mo stretchy="false">)</mo>
        </mrow>
        <mi mathvariant="normal">−</mi>
        <msub>
          <mi>a</mi>
          <mi>r</mi>
        </msub>
      </mrow>
      <mi>y</mi>
      <mrow>
        <mrow>
          <mo stretchy="false">(</mo>
          <mi>t</mi>
          <mo stretchy="false">)</mo>
        </mrow>
        <mo stretchy="false">+</mo>
        <msub>
          <mi>a</mi>
          <mi>r</mi>
        </msub>
      </mrow>
      <mi>y</mi>
      <mrow>
        <mrow>
          <mo stretchy="false">(</mo>
          <mi>t</mi>
          <mo stretchy="false">)</mo>
        </mrow>
        <mo stretchy="false">+</mo>
        <msub>
          <mi>b</mi>
          <mi>r</mi>
        </msub>
      </mrow>
      <mi>r</mi>
      <mrow>
        <mrow>
          <mo stretchy="false">(</mo>
          <mi>t</mi>
          <mo stretchy="false">)</mo>
        </mrow>
        <mi mathvariant="normal">−</mi>
        <mi>a</mi>
      </mrow>
      <mi>y</mi>
      <mrow>
        <mrow>
          <mo stretchy="false">(</mo>
          <mi>t</mi>
          <mo stretchy="false">)</mo>
        </mrow>
        <mi mathvariant="normal">−</mi>
        <mi>b</mi>
      </mrow>
      <mover accent="true">
        <mo stretchy="false">α</mo>
        <mo stretchy="false">ˆ</mo>
      </mover>
      <mrow>
        <mo stretchy="false">(</mo>
        <mi>t</mi>
        <mo stretchy="false">)</mo>
      </mrow>
      <mi>y</mi>
      <mrow>
        <mrow>
          <mo stretchy="false">(</mo>
          <mi>t</mi>
          <mo stretchy="false">)</mo>
        </mrow>
        <mi mathvariant="normal">−</mi>
        <mi>b</mi>
      </mrow>
      <mover accent="true">
        <mo stretchy="false">β</mo>
        <mo stretchy="false">ˆ</mo>
      </mover>
      <mrow>
        <mo stretchy="false">(</mo>
        <mi>t</mi>
        <mo stretchy="false">)</mo>
      </mrow>
      <mi>r</mi>
      <mrow>
        <mo stretchy="false">(</mo>
        <mi>t</mi>
        <mo stretchy="false">)</mo>
      </mrow>
    </mrow>
    <annotation encoding="StarMath 5.0">dot e(t) = a_r y_r(t) - a_r y(t) + a_r y(t) + b_r r(t) - a y(t) - b hat %alpha(t) y(t) - b hat %beta(t) r(t)</annotation>
  </semantics>
</math>
</file>

<file path=Object 45/content.xml><?xml version="1.0" encoding="utf-8"?>
<math xmlns="http://www.w3.org/1998/Math/MathML">
  <semantics>
    <mrow>
      <mover accent="true">
        <mi>e</mi>
        <mi mathvariant="normal">˙</mi>
      </mover>
      <mrow>
        <mrow>
          <mo stretchy="false">(</mo>
          <mi>t</mi>
          <mo stretchy="false">)</mo>
        </mrow>
        <mi mathvariant="normal">=</mi>
        <msub>
          <mi>a</mi>
          <mi>r</mi>
        </msub>
      </mrow>
      <mi>e</mi>
      <mrow>
        <mrow>
          <mo stretchy="false">(</mo>
          <mi>t</mi>
          <mo stretchy="false">)</mo>
        </mrow>
        <mo stretchy="false">+</mo>
        <mrow>
          <mo stretchy="false">(</mo>
          <mrow>
            <mrow>
              <mrow>
                <msub>
                  <mi>a</mi>
                  <mi>r</mi>
                </msub>
                <mi mathvariant="normal">−</mi>
                <mi>a</mi>
              </mrow>
              <mi mathvariant="normal">−</mi>
              <mi>b</mi>
            </mrow>
            <mover accent="true">
              <mo stretchy="false">α</mo>
              <mo stretchy="false">ˆ</mo>
            </mover>
            <mrow>
              <mo stretchy="false">(</mo>
              <mi>t</mi>
              <mo stretchy="false">)</mo>
            </mrow>
          </mrow>
          <mo stretchy="false">)</mo>
        </mrow>
      </mrow>
      <mi>y</mi>
      <mrow>
        <mrow>
          <mo stretchy="false">(</mo>
          <mi>t</mi>
          <mo stretchy="false">)</mo>
        </mrow>
        <mo stretchy="false">+</mo>
        <mrow>
          <mo stretchy="false">(</mo>
          <mrow>
            <mrow>
              <msub>
                <mi>b</mi>
                <mi>r</mi>
              </msub>
              <mi mathvariant="normal">−</mi>
              <mi>b</mi>
            </mrow>
            <mover accent="true">
              <mo stretchy="false">β</mo>
              <mo stretchy="false">ˆ</mo>
            </mover>
            <mrow>
              <mo stretchy="false">(</mo>
              <mi>t</mi>
              <mo stretchy="false">)</mo>
            </mrow>
          </mrow>
          <mo stretchy="false">)</mo>
        </mrow>
      </mrow>
      <mi>r</mi>
      <mrow>
        <mo stretchy="false">(</mo>
        <mi>t</mi>
        <mo stretchy="false">)</mo>
      </mrow>
    </mrow>
    <annotation encoding="StarMath 5.0">dot e(t) = a_r e(t) + (a_r - a - b hat %alpha(t)) y(t) + (b_r - b hat %beta(t)) r(t)</annotation>
  </semantics>
</math>
</file>

<file path=Object 46/content.xml><?xml version="1.0" encoding="utf-8"?>
<math xmlns="http://www.w3.org/1998/Math/MathML">
  <semantics>
    <mrow>
      <mrow>
        <mfrac>
          <mrow>
            <mover accent="true">
              <mi>e</mi>
              <mi mathvariant="normal">˙</mi>
            </mover>
            <mrow>
              <mrow>
                <mo stretchy="false">(</mo>
                <mi>t</mi>
                <mo stretchy="false">)</mo>
              </mrow>
              <mi mathvariant="normal">−</mi>
              <msub>
                <mi>a</mi>
                <mi>r</mi>
              </msub>
            </mrow>
            <mi>e</mi>
            <mrow>
              <mo stretchy="false">(</mo>
              <mi>t</mi>
              <mo stretchy="false">)</mo>
            </mrow>
          </mrow>
          <mi>b</mi>
        </mfrac>
        <mi mathvariant="normal">=</mi>
        <mfenced open="" close="">
          <mrow>
            <mrow>
              <mfrac>
                <mrow>
                  <msub>
                    <mi>a</mi>
                    <mi>r</mi>
                  </msub>
                  <mi mathvariant="normal">−</mi>
                  <mi>a</mi>
                </mrow>
                <mi>b</mi>
              </mfrac>
              <mi mathvariant="normal">−</mi>
              <mover accent="true">
                <mo stretchy="false">α</mo>
                <mo stretchy="false">ˆ</mo>
              </mover>
            </mrow>
            <mrow>
              <mo stretchy="false">(</mo>
              <mi>t</mi>
              <mo stretchy="false">)</mo>
            </mrow>
          </mrow>
        </mfenced>
      </mrow>
      <mi>y</mi>
      <mrow>
        <mrow>
          <mo stretchy="false">(</mo>
          <mi>t</mi>
          <mo stretchy="false">)</mo>
        </mrow>
        <mo stretchy="false">+</mo>
        <mfenced open="" close="">
          <mrow>
            <mrow>
              <mfrac>
                <msub>
                  <mi>b</mi>
                  <mi>r</mi>
                </msub>
                <mi>b</mi>
              </mfrac>
              <mi mathvariant="normal">−</mi>
              <mover accent="true">
                <mo stretchy="false">β</mo>
                <mo stretchy="false">ˆ</mo>
              </mover>
            </mrow>
            <mrow>
              <mo stretchy="false">(</mo>
              <mi>t</mi>
              <mo stretchy="false">)</mo>
            </mrow>
          </mrow>
        </mfenced>
      </mrow>
      <mi>r</mi>
      <mrow>
        <mo stretchy="false">(</mo>
        <mi>t</mi>
        <mo stretchy="false">)</mo>
      </mrow>
    </mrow>
    <annotation encoding="StarMath 5.0">{dot e(t) - a_r e(t)} over b = left ( {a_r - a} over b - hat %alpha(t) right ) y(t) + left ( b_r over b - hat %beta(t) right ) r(t)</annotation>
  </semantics>
</math>
</file>

<file path=Object 47/content.xml><?xml version="1.0" encoding="utf-8"?>
<math xmlns="http://www.w3.org/1998/Math/MathML">
  <semantics>
    <mrow>
      <mi>m</mi>
      <mrow>
        <mrow>
          <mo stretchy="false">(</mo>
          <mi>t</mi>
          <mo stretchy="false">)</mo>
        </mrow>
        <mi mathvariant="normal">=</mi>
        <mrow>
          <mi stretchy="false" mathvariant="normal">[</mi>
          <mtable>
            <mtr>
              <mtd>
                <mrow>
                  <mrow>
                    <mo stretchy="false">α</mo>
                    <mi mathvariant="normal">−</mi>
                    <mover accent="true">
                      <mo stretchy="false">α</mo>
                      <mo stretchy="false">ˆ</mo>
                    </mover>
                  </mrow>
                  <mrow>
                    <mo stretchy="false">(</mo>
                    <mi>t</mi>
                    <mo stretchy="false">)</mo>
                  </mrow>
                </mrow>
              </mtd>
              <mtd>
                <mrow>
                  <mrow>
                    <mo stretchy="false">β</mo>
                    <mi mathvariant="normal">−</mi>
                    <mover accent="true">
                      <mo stretchy="false">β</mo>
                      <mo stretchy="false">ˆ</mo>
                    </mover>
                  </mrow>
                  <mrow>
                    <mo stretchy="false">(</mo>
                    <mi>t</mi>
                    <mo stretchy="false">)</mo>
                  </mrow>
                </mrow>
              </mtd>
            </mtr>
          </mtable>
          <mi stretchy="false" mathvariant="normal">]</mi>
        </mrow>
      </mrow>
      <mrow>
        <mfenced open="[" close="]">
          <mtable>
            <mtr>
              <mtd>
                <mrow>
                  <mi>y</mi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i>r</mi>
                  <mrow>
                    <mo stretchy="false">(</mo>
                    <mi>t</mi>
                    <mo stretchy="false">)</mo>
                  </mrow>
                </mrow>
              </mtd>
            </mtr>
          </mtable>
        </mfenced>
        <mi mathvariant="normal">=</mi>
        <mrow>
          <mo stretchy="false">(</mo>
          <mrow>
            <mrow>
              <mo stretchy="false">α</mo>
              <mi mathvariant="normal">−</mi>
              <mover accent="true">
                <mo stretchy="false">α</mo>
                <mo stretchy="false">ˆ</mo>
              </mover>
            </mrow>
            <mrow>
              <mo stretchy="false">(</mo>
              <mi>t</mi>
              <mo stretchy="false">)</mo>
            </mrow>
          </mrow>
          <mo stretchy="false">)</mo>
        </mrow>
      </mrow>
      <mi>y</mi>
      <mrow>
        <mrow>
          <mo stretchy="false">(</mo>
          <mi>t</mi>
          <mo stretchy="false">)</mo>
        </mrow>
        <mo stretchy="false">+</mo>
        <mrow>
          <mo stretchy="false">(</mo>
          <mrow>
            <mrow>
              <mo stretchy="false">β</mo>
              <mi mathvariant="normal">−</mi>
              <mover accent="true">
                <mo stretchy="false">β</mo>
                <mo stretchy="false">ˆ</mo>
              </mover>
            </mrow>
            <mrow>
              <mo stretchy="false">(</mo>
              <mi>t</mi>
              <mo stretchy="false">)</mo>
            </mrow>
          </mrow>
          <mo stretchy="false">)</mo>
        </mrow>
      </mrow>
      <mi>r</mi>
      <mrow>
        <mo stretchy="false">(</mo>
        <mi>t</mi>
        <mo stretchy="false">)</mo>
      </mrow>
    </mrow>
    <annotation encoding="StarMath 5.0">m(t) = [matrix{%alpha - hat %alpha(t) # %beta - hat %beta(t)}] left [ matrix { y(t) ## r(t) } right ] = (%alpha - hat %alpha(t)) y(t) + (%beta - hat %beta(t)) r(t)</annotation>
  </semantics>
</math>
</file>

<file path=Object 48/content.xml><?xml version="1.0" encoding="utf-8"?>
<math xmlns="http://www.w3.org/1998/Math/MathML">
  <semantics>
    <mrow>
      <mtext>So </mtext>
      <mrow>
        <mo stretchy="false">α</mo>
        <mi mathvariant="normal">=</mi>
        <mrow>
          <mrow>
            <mo stretchy="false">(</mo>
            <mrow>
              <msub>
                <mi>a</mi>
                <mi>r</mi>
              </msub>
              <mi mathvariant="normal">−</mi>
              <mi>a</mi>
            </mrow>
            <mo stretchy="false">)</mo>
          </mrow>
          <mi mathvariant="normal">/</mi>
          <mi>b</mi>
        </mrow>
      </mrow>
      <mi>,</mi>
      <mi/>
      <mrow>
        <mo stretchy="false">β</mo>
        <mi mathvariant="normal">=</mi>
        <mrow>
          <msub>
            <mi>b</mi>
            <mi>r</mi>
          </msub>
          <mi mathvariant="normal">/</mi>
          <mi>b</mi>
        </mrow>
      </mrow>
    </mrow>
    <annotation encoding="StarMath 5.0">"So " %alpha = (a_r - a) / b ,` %beta = b_r / b</annotation>
  </semantics>
</math>
</file>

<file path=Object 49/content.xml><?xml version="1.0" encoding="utf-8"?>
<math xmlns="http://www.w3.org/1998/Math/MathML">
  <semantics>
    <mrow>
      <mi>V</mi>
      <mrow>
        <mrow>
          <mo stretchy="false">(</mo>
          <mrow>
            <mover accent="true">
              <mo stretchy="false">θ</mo>
              <mo stretchy="false">˜</mo>
            </mover>
            <mrow>
              <mo stretchy="false">(</mo>
              <mi>t</mi>
              <mo stretchy="false">)</mo>
            </mrow>
          </mrow>
          <mo stretchy="false">)</mo>
        </mrow>
        <mi mathvariant="normal">=</mi>
        <mfrac>
          <mn>1</mn>
          <mn>2</mn>
        </mfrac>
      </mrow>
      <msup>
        <mover accent="true">
          <mo stretchy="false">θ</mo>
          <mo stretchy="false">˜</mo>
        </mover>
        <mi>T</mi>
      </msup>
      <mrow>
        <mo stretchy="false">(</mo>
        <mi>t</mi>
        <mo stretchy="false">)</mo>
      </mrow>
      <msup>
        <mi>F</mi>
        <mrow>
          <mi mathvariant="normal">−</mi>
          <mn>1</mn>
        </mrow>
      </msup>
      <mover accent="true">
        <mo stretchy="false">θ</mo>
        <mo stretchy="false">˜</mo>
      </mover>
      <mrow>
        <mo stretchy="false">(</mo>
        <mi>t</mi>
        <mo stretchy="false">)</mo>
      </mrow>
      <mi>,</mi>
      <mi/>
      <mfrac>
        <mi>d</mi>
        <mi mathvariant="italic">dt</mi>
      </mfrac>
      <mi>V</mi>
      <mrow>
        <mrow>
          <mo stretchy="false">(</mo>
          <mrow>
            <mover accent="true">
              <mo stretchy="false">θ</mo>
              <mo stretchy="false">˜</mo>
            </mover>
            <mrow>
              <mo stretchy="false">(</mo>
              <mi>t</mi>
              <mo stretchy="false">)</mo>
            </mrow>
          </mrow>
          <mo stretchy="false">)</mo>
        </mrow>
        <mi mathvariant="normal">=</mi>
        <msup>
          <mover accent="true">
            <mo stretchy="false">θ</mo>
            <mo stretchy="false">˜</mo>
          </mover>
          <mi>T</mi>
        </msup>
      </mrow>
      <mrow>
        <mo stretchy="false">(</mo>
        <mi>t</mi>
        <mo stretchy="false">)</mo>
      </mrow>
      <msup>
        <mi>F</mi>
        <mrow>
          <mi mathvariant="normal">−</mi>
          <mn>1</mn>
        </mrow>
      </msup>
      <mover accent="true">
        <mover accent="true">
          <mo stretchy="false">θ</mo>
          <mo stretchy="false">˜</mo>
        </mover>
        <mi mathvariant="normal">˙</mi>
      </mover>
      <mrow>
        <mrow>
          <mo stretchy="false">(</mo>
          <mi>t</mi>
          <mo stretchy="false">)</mo>
        </mrow>
        <mi mathvariant="normal">=</mi>
        <mrow>
          <mi mathvariant="normal">−</mi>
          <msup>
            <mover accent="true">
              <mo stretchy="false">θ</mo>
              <mo stretchy="false">˜</mo>
            </mover>
            <mi>T</mi>
          </msup>
        </mrow>
      </mrow>
      <mrow>
        <mo stretchy="false">(</mo>
        <mi>t</mi>
        <mo stretchy="false">)</mo>
      </mrow>
      <msup>
        <mi>F</mi>
        <mrow>
          <mi mathvariant="normal">−</mi>
          <mn>1</mn>
        </mrow>
      </msup>
      <mover accent="true">
        <mover accent="true">
          <mo stretchy="false">θ</mo>
          <mo stretchy="false">ˆ</mo>
        </mover>
        <mi mathvariant="normal">˙</mi>
      </mover>
      <mrow>
        <mrow>
          <mo stretchy="false">(</mo>
          <mi>t</mi>
          <mo stretchy="false">)</mo>
        </mrow>
        <mi mathvariant="normal">=</mi>
        <mrow>
          <mi mathvariant="normal">−</mi>
          <msup>
            <mover accent="true">
              <mo stretchy="false">θ</mo>
              <mo stretchy="false">˜</mo>
            </mover>
            <mi>T</mi>
          </msup>
        </mrow>
      </mrow>
      <mrow>
        <mo stretchy="false">(</mo>
        <mi>t</mi>
        <mo stretchy="false">)</mo>
      </mrow>
      <msup>
        <mi>F</mi>
        <mrow>
          <mi mathvariant="normal">−</mi>
          <mn>1</mn>
        </mrow>
      </msup>
      <mrow>
        <mo stretchy="false">(</mo>
        <mrow>
          <mi>F</mi>
          <mo stretchy="false">φ</mo>
          <mrow>
            <mo stretchy="false">(</mo>
            <mi>t</mi>
            <mo stretchy="false">)</mo>
          </mrow>
          <mi>e</mi>
          <mrow>
            <mo stretchy="false">(</mo>
            <mi>t</mi>
            <mo stretchy="false">)</mo>
          </mrow>
        </mrow>
        <mo stretchy="false">)</mo>
      </mrow>
    </mrow>
    <annotation encoding="StarMath 5.0">V(tilde %theta(t)) = 1 over 2 {tilde %theta}^T(t) F^-1 tilde %theta(t) ,` d over dt V(tilde %theta(t)) = {tilde %theta}^T(t) F^-1 dot tilde %theta(t) = -{tilde %theta}^T(t) F^-1 dot hat %theta(t) = -{tilde %theta}^T(t) F^-1 (F %phi(t) e(t))</annotation>
  </semantics>
</math>
</file>

<file path=Object 5/content.xml><?xml version="1.0" encoding="utf-8"?>
<math xmlns="http://www.w3.org/1998/Math/MathML">
  <semantics>
    <mrow>
      <mi>B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sup>
          <mi>B</mi>
          <mi>s</mi>
        </msup>
      </mrow>
      <mrow>
        <mo stretchy="false">(</mo>
        <msup>
          <mi>q</mi>
          <mrow>
            <mi mathvariant="normal">−</mi>
            <mn>1</mn>
          </mrow>
        </msup>
        <mo stretchy="false">)</mo>
      </mrow>
      <msup>
        <mi>B</mi>
        <mi>u</mi>
      </msup>
      <mrow>
        <mo stretchy="false">(</mo>
        <msup>
          <mi>q</mi>
          <mrow>
            <mi mathvariant="normal">−</mi>
            <mn>1</mn>
          </mrow>
        </msup>
        <mo stretchy="false">)</mo>
      </mrow>
      <mtext>, so </mtext>
      <msup>
        <mi>B</mi>
        <mi>s</mi>
      </msup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n>1,</mn>
      </mrow>
      <mi/>
      <msup>
        <mi>B</mi>
        <mi>u</mi>
      </msup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n>0.1,</mn>
      </mrow>
      <mi/>
      <mrow>
        <mrow>
          <msub>
            <mi>m</mi>
            <mi>u</mi>
          </msub>
          <mi mathvariant="normal">=</mi>
          <msub>
            <mi>m</mi>
            <mi>s</mi>
          </msub>
        </mrow>
        <mi mathvariant="normal">=</mi>
        <mn>0</mn>
      </mrow>
    </mrow>
    <annotation encoding="StarMath 5.0">B(q^-1) = B^s(q^-1) B^u(q^-1) ", so " B^s(q^-1) = 1,` B^u(q^-1) = 0.1,` m_u = m_s = 0</annotation>
  </semantics>
</math>
</file>

<file path=Object 50/content.xml><?xml version="1.0" encoding="utf-8"?>
<math xmlns="http://www.w3.org/1998/Math/MathML">
  <semantics>
    <mrow>
      <mfrac>
        <mi>d</mi>
        <mi mathvariant="italic">dt</mi>
      </mfrac>
      <mi>V</mi>
      <mrow>
        <mrow>
          <mo stretchy="false">(</mo>
          <mrow>
            <mover accent="true">
              <mo stretchy="false">θ</mo>
              <mo stretchy="false">˜</mo>
            </mover>
            <mrow>
              <mo stretchy="false">(</mo>
              <mi>t</mi>
              <mo stretchy="false">)</mo>
            </mrow>
          </mrow>
          <mo stretchy="false">)</mo>
        </mrow>
        <mi mathvariant="normal">=</mi>
        <mrow>
          <mi mathvariant="normal">−</mi>
          <msup>
            <mover accent="true">
              <mo stretchy="false">θ</mo>
              <mo stretchy="false">˜</mo>
            </mover>
            <mi>T</mi>
          </msup>
        </mrow>
      </mrow>
      <mrow>
        <mo stretchy="false">(</mo>
        <mi>t</mi>
        <mo stretchy="false">)</mo>
      </mrow>
      <mo stretchy="false">φ</mo>
      <mrow>
        <mo stretchy="false">(</mo>
        <mi>t</mi>
        <mo stretchy="false">)</mo>
      </mrow>
      <mi>e</mi>
      <mrow>
        <mrow>
          <mo stretchy="false">(</mo>
          <mi>t</mi>
          <mo stretchy="false">)</mo>
        </mrow>
        <mi mathvariant="normal">=</mi>
        <mrow>
          <mi mathvariant="normal">−</mi>
          <mi>m</mi>
        </mrow>
      </mrow>
      <mrow>
        <mo stretchy="false">(</mo>
        <mi>t</mi>
        <mo stretchy="false">)</mo>
      </mrow>
      <mi>e</mi>
      <mrow>
        <mrow>
          <mo stretchy="false">(</mo>
          <mi>t</mi>
          <mo stretchy="false">)</mo>
        </mrow>
        <mi mathvariant="normal">=</mi>
        <mi>w</mi>
      </mrow>
      <mrow>
        <mo stretchy="false">(</mo>
        <mi>t</mi>
        <mo stretchy="false">)</mo>
      </mrow>
      <mi>e</mi>
      <mrow>
        <mo stretchy="false">(</mo>
        <mi>t</mi>
        <mo stretchy="false">)</mo>
      </mrow>
    </mrow>
    <annotation encoding="StarMath 5.0">d over dt V(tilde %theta(t)) = -{tilde %theta}^T(t) %phi(t) e(t) = -m(t) e(t) = w(t) e(t)</annotation>
  </semantics>
</math>
</file>

<file path=Object 51/content.xml><?xml version="1.0" encoding="utf-8"?>
<math xmlns="http://www.w3.org/1998/Math/MathML">
  <semantics>
    <mrow>
      <mrow>
        <msubsup>
          <mi mathvariant="normal">∫</mi>
          <mn>0</mn>
          <mi>t</mi>
        </msubsup>
        <mi>w</mi>
      </mrow>
      <mrow>
        <mo stretchy="false">(</mo>
        <mo stretchy="false">τ</mo>
        <mo stretchy="false">)</mo>
      </mrow>
      <mi>e</mi>
      <mrow>
        <mo stretchy="false">(</mo>
        <mo stretchy="false">τ</mo>
        <mo stretchy="false">)</mo>
      </mrow>
      <mi>d</mi>
      <mrow>
        <mo stretchy="false">τ</mo>
        <mi mathvariant="normal">=</mi>
        <mrow>
          <msubsup>
            <mi mathvariant="normal">∫</mi>
            <mn>0</mn>
            <mi>t</mi>
          </msubsup>
          <mfrac>
            <mi>d</mi>
            <mrow>
              <mi>d</mi>
              <mo stretchy="false">τ</mo>
            </mrow>
          </mfrac>
        </mrow>
      </mrow>
      <mi>V</mi>
      <mrow>
        <mo stretchy="false">(</mo>
        <mrow>
          <mover accent="true">
            <mo stretchy="false">θ</mo>
            <mo stretchy="false">˜</mo>
          </mover>
          <mrow>
            <mo stretchy="false">(</mo>
            <mo stretchy="false">τ</mo>
            <mo stretchy="false">)</mo>
          </mrow>
        </mrow>
        <mo stretchy="false">)</mo>
      </mrow>
      <mi>d</mi>
      <mrow>
        <mo stretchy="false">τ</mo>
        <mi mathvariant="normal">=</mi>
        <mi>V</mi>
      </mrow>
      <mrow>
        <mrow>
          <mo stretchy="false">(</mo>
          <mrow>
            <mover accent="true">
              <mo stretchy="false">θ</mo>
              <mo stretchy="false">˜</mo>
            </mover>
            <mrow>
              <mo stretchy="false">(</mo>
              <mi>t</mi>
              <mo stretchy="false">)</mo>
            </mrow>
          </mrow>
          <mo stretchy="false">)</mo>
        </mrow>
        <mi mathvariant="normal">−</mi>
        <mi>V</mi>
      </mrow>
      <mrow>
        <mrow>
          <mo stretchy="false">(</mo>
          <mrow>
            <mover accent="true">
              <mo stretchy="false">θ</mo>
              <mo stretchy="false">˜</mo>
            </mover>
            <mrow>
              <mo stretchy="false">(</mo>
              <mn>0</mn>
              <mo stretchy="false">)</mo>
            </mrow>
          </mrow>
          <mo stretchy="false">)</mo>
        </mrow>
        <mi mathvariant="normal">=</mi>
        <mfrac>
          <mn>1</mn>
          <mn>2</mn>
        </mfrac>
      </mrow>
      <msup>
        <mover accent="true">
          <mo stretchy="false">θ</mo>
          <mo stretchy="false">˜</mo>
        </mover>
        <mi>T</mi>
      </msup>
      <mrow>
        <mo stretchy="false">(</mo>
        <mi>t</mi>
        <mo stretchy="false">)</mo>
      </mrow>
      <msup>
        <mi>F</mi>
        <mrow>
          <mi mathvariant="normal">−</mi>
          <mn>1</mn>
        </mrow>
      </msup>
      <mover accent="true">
        <mo stretchy="false">θ</mo>
        <mo stretchy="false">˜</mo>
      </mover>
      <mrow>
        <mrow>
          <mo stretchy="false">(</mo>
          <mi>t</mi>
          <mo stretchy="false">)</mo>
        </mrow>
        <mi mathvariant="normal">−</mi>
        <mi>V</mi>
      </mrow>
      <mrow>
        <mo stretchy="false">(</mo>
        <mrow>
          <mover accent="true">
            <mo stretchy="false">θ</mo>
            <mo stretchy="false">˜</mo>
          </mover>
          <mrow>
            <mo stretchy="false">(</mo>
            <mn>0</mn>
            <mo stretchy="false">)</mo>
          </mrow>
        </mrow>
        <mo stretchy="false">)</mo>
      </mrow>
    </mrow>
    <annotation encoding="StarMath 5.0">int_0^t w(%tau) e(%tau) d%tau = int_0^t {d over {d%tau}} V(tilde %theta(%tau)) d %tau = V(tilde %theta(t)) - V(tilde %theta(0)) = 1 over 2 {tilde %theta}^T(t) F^-1 tilde %theta(t) - V(tilde %theta(0))</annotation>
  </semantics>
</math>
</file>

<file path=Object 52/content.xml><?xml version="1.0" encoding="utf-8"?>
<math xmlns="http://www.w3.org/1998/Math/MathML">
  <semantics>
    <mrow>
      <mtext>If </mtext>
      <mi>F</mi>
      <mtext> is strictly positive definite then </mtext>
      <msup>
        <mi>F</mi>
        <mrow>
          <mi mathvariant="normal">−</mi>
          <mn>1</mn>
        </mrow>
      </msup>
      <mtext> is also strictly positive definite, so</mtext>
    </mrow>
    <annotation encoding="StarMath 5.0">"If " F " is strictly positive definite then " F^-1 " is also strictly positive definite, so"</annotation>
  </semantics>
</math>
</file>

<file path=Object 53/content.xml><?xml version="1.0" encoding="utf-8"?>
<math xmlns="http://www.w3.org/1998/Math/MathML">
  <semantics>
    <mrow>
      <mrow>
        <msubsup>
          <mi mathvariant="normal">∫</mi>
          <mn>0</mn>
          <mi>t</mi>
        </msubsup>
        <mi>w</mi>
      </mrow>
      <mrow>
        <mo stretchy="false">(</mo>
        <mo stretchy="false">τ</mo>
        <mo stretchy="false">)</mo>
      </mrow>
      <mi>e</mi>
      <mrow>
        <mo stretchy="false">(</mo>
        <mo stretchy="false">τ</mo>
        <mo stretchy="false">)</mo>
      </mrow>
      <mi>d</mi>
      <mrow>
        <mo stretchy="false">τ</mo>
        <mi mathvariant="normal">=</mi>
        <mfrac>
          <mn>1</mn>
          <mn>2</mn>
        </mfrac>
      </mrow>
      <msup>
        <mover accent="true">
          <mo stretchy="false">θ</mo>
          <mo stretchy="false">˜</mo>
        </mover>
        <mi>T</mi>
      </msup>
      <mrow>
        <mo stretchy="false">(</mo>
        <mi>t</mi>
        <mo stretchy="false">)</mo>
      </mrow>
      <msup>
        <mi>F</mi>
        <mrow>
          <mi mathvariant="normal">−</mi>
          <mn>1</mn>
        </mrow>
      </msup>
      <mover accent="true">
        <mo stretchy="false">θ</mo>
        <mo stretchy="false">˜</mo>
      </mover>
      <mrow>
        <mrow>
          <mo stretchy="false">(</mo>
          <mi>t</mi>
          <mo stretchy="false">)</mo>
        </mrow>
        <mi mathvariant="normal">−</mi>
        <mi>V</mi>
      </mrow>
      <mrow>
        <mrow>
          <mo stretchy="false">(</mo>
          <mrow>
            <mover accent="true">
              <mo stretchy="false">θ</mo>
              <mo stretchy="false">˜</mo>
            </mover>
            <mrow>
              <mo stretchy="false">(</mo>
              <mn>0</mn>
              <mo stretchy="false">)</mo>
            </mrow>
          </mrow>
          <mo stretchy="false">)</mo>
        </mrow>
        <mi mathvariant="normal">≥</mi>
        <mrow>
          <mi mathvariant="normal">−</mi>
          <mi>V</mi>
        </mrow>
      </mrow>
      <mrow>
        <mrow>
          <mo stretchy="false">(</mo>
          <mrow>
            <mover accent="true">
              <mo stretchy="false">θ</mo>
              <mo stretchy="false">˜</mo>
            </mover>
            <mrow>
              <mo stretchy="false">(</mo>
              <mn>0</mn>
              <mo stretchy="false">)</mo>
            </mrow>
          </mrow>
          <mo stretchy="false">)</mo>
        </mrow>
        <mi mathvariant="normal">=</mi>
        <mfrac>
          <mrow>
            <mi mathvariant="normal">−</mi>
            <mn>1</mn>
          </mrow>
          <mn>2</mn>
        </mfrac>
      </mrow>
      <msup>
        <mover accent="true">
          <mo stretchy="false">θ</mo>
          <mo stretchy="false">˜</mo>
        </mover>
        <mi>T</mi>
      </msup>
      <mrow>
        <mo stretchy="false">(</mo>
        <mn>0</mn>
        <mo stretchy="false">)</mo>
      </mrow>
      <msup>
        <mi>F</mi>
        <mrow>
          <mi mathvariant="normal">−</mi>
          <mn>1</mn>
        </mrow>
      </msup>
      <mover accent="true">
        <mo stretchy="false">θ</mo>
        <mo stretchy="false">˜</mo>
      </mover>
      <mrow>
        <mrow>
          <mo stretchy="false">(</mo>
          <mn>0</mn>
          <mo stretchy="false">)</mo>
        </mrow>
        <mi mathvariant="normal">=</mi>
        <mrow>
          <mi mathvariant="normal">−</mi>
          <msubsup>
            <mo stretchy="false">γ</mo>
            <mn>0</mn>
            <mn>2</mn>
          </msubsup>
        </mrow>
      </mrow>
    </mrow>
    <annotation encoding="StarMath 5.0">int_0^t w(%tau) e(%tau) d%tau = 1 over 2 {tilde %theta}^T(t) F^-1 tilde %theta(t) - V(tilde %theta(0)) &gt;= -V(tilde %theta(0)) = -1 over 2 {tilde %theta}^T(0) F^-1 tilde %theta(0) = - %gamma_0^2</annotation>
  </semantics>
</math>
</file>

<file path=Object 54/content.xml><?xml version="1.0" encoding="utf-8"?>
<math xmlns="http://www.w3.org/1998/Math/MathML">
  <semantics>
    <mrow>
      <mtext>The transfer function from </mtext>
      <mi>r</mi>
      <mrow>
        <mo stretchy="false">(</mo>
        <mi>t</mi>
        <mo stretchy="false">)</mo>
      </mrow>
      <mtext> to </mtext>
      <msub>
        <mi>y</mi>
        <mi>r</mi>
      </msub>
      <mrow>
        <mo stretchy="false">(</mo>
        <mi>t</mi>
        <mo stretchy="false">)</mo>
      </mrow>
      <mtext> is stable, so since </mtext>
      <mi>r</mi>
      <mrow>
        <mo stretchy="false">(</mo>
        <mi>t</mi>
        <mo stretchy="false">)</mo>
      </mrow>
      <mtext> is bounded then </mtext>
      <msub>
        <mi>y</mi>
        <mi>r</mi>
      </msub>
      <mrow>
        <mo stretchy="false">(</mo>
        <mi>t</mi>
        <mo stretchy="false">)</mo>
      </mrow>
      <mtext> is bounded</mtext>
    </mrow>
    <annotation encoding="StarMath 5.0">"The transfer function from " r(t) " to " y_r(t) " is stable, so since " r(t) " is bounded then " y_r(t) " is bounded"</annotation>
  </semantics>
</math>
</file>

<file path=Object 55/content.xml><?xml version="1.0" encoding="utf-8"?>
<math xmlns="http://www.w3.org/1998/Math/MathML">
  <semantics>
    <mrow>
      <mtext>From hyperstability we have that </mtext>
      <mrow>
        <mfenced open="∣" close="∣">
          <mrow>
            <mi>e</mi>
            <mrow>
              <mo stretchy="false">(</mo>
              <mi>t</mi>
              <mo stretchy="false">)</mo>
            </mrow>
          </mrow>
        </mfenced>
        <mo stretchy="false">&lt;</mo>
        <mi mathvariant="normal">∞</mi>
      </mrow>
      <mtext> assuming </mtext>
      <mrow>
        <mfenced open="∣" close="∣">
          <mrow>
            <mi>e</mi>
            <mrow>
              <mo stretchy="false">(</mo>
              <mn>0</mn>
              <mo stretchy="false">)</mo>
            </mrow>
          </mrow>
        </mfenced>
        <mo stretchy="false">&lt;</mo>
        <mi mathvariant="normal">∞</mi>
      </mrow>
    </mrow>
    <annotation encoding="StarMath 5.0">"From hyperstability we have that " abs{e(t)} &lt; infinity " assuming " abs{e(0)} &lt; infinity</annotation>
  </semantics>
</math>
</file>

<file path=Object 56/content.xml><?xml version="1.0" encoding="utf-8"?>
<math xmlns="http://www.w3.org/1998/Math/MathML">
  <semantics>
    <mrow>
      <msub>
        <mi>y</mi>
        <mi>r</mi>
      </msub>
      <mrow>
        <mo stretchy="false">(</mo>
        <mi>t</mi>
        <mo stretchy="false">)</mo>
      </mrow>
      <mtext> is bounded and the difference between </mtext>
      <msub>
        <mi>y</mi>
        <mi>r</mi>
      </msub>
      <mrow>
        <mo stretchy="false">(</mo>
        <mi>t</mi>
        <mo stretchy="false">)</mo>
      </mrow>
      <mtext> and </mtext>
      <mi>y</mi>
      <mrow>
        <mo stretchy="false">(</mo>
        <mi>t</mi>
        <mo stretchy="false">)</mo>
      </mrow>
      <mtext> is bounded, so </mtext>
      <mi>y</mi>
      <mrow>
        <mo stretchy="false">(</mo>
        <mi>t</mi>
        <mo stretchy="false">)</mo>
      </mrow>
      <mtext> must be bounded</mtext>
    </mrow>
    <annotation encoding="StarMath 5.0">y_r(t) " is bounded and the difference between " y_r(t) " and " y(t) " is bounded, so " y(t) " must be bounded"</annotation>
  </semantics>
</math>
</file>

<file path=Object 57/content.xml><?xml version="1.0" encoding="utf-8"?>
<math xmlns="http://www.w3.org/1998/Math/MathML">
  <semantics>
    <mrow>
      <mo stretchy="false">φ</mo>
      <mrow>
        <mrow>
          <mo stretchy="false">(</mo>
          <mi>t</mi>
          <mo stretchy="false">)</mo>
        </mrow>
        <mi mathvariant="normal">=</mi>
        <msup>
          <mrow>
            <mi stretchy="false" mathvariant="normal">[</mi>
            <mtable>
              <mtr>
                <mtd>
                  <mrow>
                    <mi>y</mi>
                    <mrow>
                      <mo stretchy="false">(</mo>
                      <mi>t</mi>
                      <mo stretchy="false">)</mo>
                    </mrow>
                  </mrow>
                </mtd>
                <mtd>
                  <mrow>
                    <mi>r</mi>
                    <mrow>
                      <mo stretchy="false">(</mo>
                      <mi>t</mi>
                      <mo stretchy="false">)</mo>
                    </mrow>
                  </mrow>
                </mtd>
              </mtr>
            </mtable>
            <mi stretchy="false" mathvariant="normal">]</mi>
          </mrow>
          <mi>T</mi>
        </msup>
      </mrow>
      <mtext> so since </mtext>
      <mi>y</mi>
      <mrow>
        <mo stretchy="false">(</mo>
        <mi>t</mi>
        <mo stretchy="false">)</mo>
      </mrow>
      <mtext> and </mtext>
      <mi>r</mi>
      <mrow>
        <mo stretchy="false">(</mo>
        <mi>t</mi>
        <mo stretchy="false">)</mo>
      </mrow>
      <mtext> are bounded, </mtext>
      <mrow>
        <mrow>
          <mi stretchy="false" mathvariant="normal">∥</mi>
          <mrow>
            <mo stretchy="false">φ</mo>
            <mrow>
              <mo stretchy="false">(</mo>
              <mi>t</mi>
              <mo stretchy="false">)</mo>
            </mrow>
          </mrow>
          <mi stretchy="false" mathvariant="normal">∥</mi>
        </mrow>
        <mo stretchy="false">&lt;</mo>
        <mi mathvariant="normal">∞</mi>
      </mrow>
    </mrow>
    <annotation encoding="StarMath 5.0">%phi(t) = [matrix{y(t) # r(t)}]^T " so since " y(t) " and " r(t) " are bounded, " ldline %phi(t) rdline &lt; infinity</annotation>
  </semantics>
</math>
</file>

<file path=Object 58/content.xml><?xml version="1.0" encoding="utf-8"?>
<math xmlns="http://www.w3.org/1998/Math/MathML">
  <semantics>
    <mrow>
      <mrow>
        <msubsup>
          <mi mathvariant="normal">∫</mi>
          <mn>0</mn>
          <mi>t</mi>
        </msubsup>
        <mi>m</mi>
      </mrow>
      <mrow>
        <mo stretchy="false">(</mo>
        <mo stretchy="false">τ</mo>
        <mo stretchy="false">)</mo>
      </mrow>
      <mi>e</mi>
      <mrow>
        <mo stretchy="false">(</mo>
        <mo stretchy="false">τ</mo>
        <mo stretchy="false">)</mo>
      </mrow>
      <mi>d</mi>
      <mrow>
        <mo stretchy="false">τ</mo>
        <mi mathvariant="normal">≥</mi>
        <mrow>
          <mi mathvariant="normal">−</mi>
          <msubsup>
            <mo stretchy="false">γ</mo>
            <mn>1</mn>
            <mn>2</mn>
          </msubsup>
        </mrow>
      </mrow>
      <mtext> since </mtext>
      <mi>G</mi>
      <mrow>
        <mo stretchy="false">(</mo>
        <mi>s</mi>
        <mo stretchy="false">)</mo>
      </mrow>
      <mtext> is SPR</mtext>
    </mrow>
    <annotation encoding="StarMath 5.0">int_0^t m(%tau) e(%tau) d%tau &gt;= -%gamma_1^2 " since " G(s) " is SPR"</annotation>
  </semantics>
</math>
</file>

<file path=Object 59/content.xml><?xml version="1.0" encoding="utf-8"?>
<math xmlns="http://www.w3.org/1998/Math/MathML">
  <semantics>
    <mrow>
      <mi>m</mi>
      <mrow>
        <mrow>
          <mo stretchy="false">(</mo>
          <mi>t</mi>
          <mo stretchy="false">)</mo>
        </mrow>
        <mi mathvariant="normal">=</mi>
        <mrow>
          <mi mathvariant="normal">−</mi>
          <mi>w</mi>
        </mrow>
      </mrow>
      <mrow>
        <mo stretchy="false">(</mo>
        <mi>t</mi>
        <mo stretchy="false">)</mo>
      </mrow>
      <mtext>, so </mtext>
      <mrow>
        <msubsup>
          <mi mathvariant="normal">∫</mi>
          <mn>0</mn>
          <mi>t</mi>
        </msubsup>
        <mi>w</mi>
      </mrow>
      <mrow>
        <mo stretchy="false">(</mo>
        <mo stretchy="false">τ</mo>
        <mo stretchy="false">)</mo>
      </mrow>
      <mi>e</mi>
      <mrow>
        <mo stretchy="false">(</mo>
        <mo stretchy="false">τ</mo>
        <mo stretchy="false">)</mo>
      </mrow>
      <mi>d</mi>
      <mrow>
        <mo stretchy="false">τ</mo>
        <mi mathvariant="normal">≤</mi>
        <msubsup>
          <mo stretchy="false">γ</mo>
          <mn>1</mn>
          <mn>2</mn>
        </msubsup>
      </mrow>
    </mrow>
    <annotation encoding="StarMath 5.0">m(t) = -w(t) ", so " int_0^t w(%tau) e(%tau) d%tau &lt;= %gamma_1^2</annotation>
  </semantics>
</math>
</file>

<file path=Object 6/content.xml><?xml version="1.0" encoding="utf-8"?>
<math xmlns="http://www.w3.org/1998/Math/MathML">
  <semantics>
    <mrow>
      <msub>
        <mi>A</mi>
        <mi>c</mi>
      </msub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sup>
          <mi>B</mi>
          <mi>s</mi>
        </msup>
      </mrow>
      <mrow>
        <mo stretchy="false">(</mo>
        <msup>
          <mi>q</mi>
          <mrow>
            <mi mathvariant="normal">−</mi>
            <mn>1</mn>
          </mrow>
        </msup>
        <mo stretchy="false">)</mo>
      </mrow>
      <msub>
        <mi>A</mi>
        <mi>c</mi>
      </msub>
      <mi>'</mi>
      <mrow>
        <mo stretchy="false">(</mo>
        <msup>
          <mi>q</mi>
          <mrow>
            <mi mathvariant="normal">−</mi>
            <mn>1</mn>
          </mrow>
        </msup>
        <mo stretchy="false">)</mo>
      </mrow>
      <mtext>, so </mtext>
      <msub>
        <mi>A</mi>
        <mi>c</mi>
      </msub>
      <mi>'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n>1,</mn>
      </mrow>
      <mi/>
      <msub>
        <mi>n</mi>
        <mi>c</mi>
      </msub>
      <mrow>
        <mi>'</mi>
        <mi mathvariant="normal">=</mi>
        <mn>0</mn>
      </mrow>
    </mrow>
    <annotation encoding="StarMath 5.0">A_c(q^-1) = B^s(q^-1) A_c'(q^-1) ", so " A_c'(q^-1) = 1,` n_c' = 0</annotation>
  </semantics>
</math>
</file>

<file path=Object 60/content.xml><?xml version="1.0" encoding="utf-8"?>
<math xmlns="http://www.w3.org/1998/Math/MathML">
  <semantics>
    <mrow>
      <mrow>
        <msubsup>
          <mi mathvariant="normal">∫</mi>
          <mn>0</mn>
          <mi>t</mi>
        </msubsup>
        <mfrac>
          <mi>d</mi>
          <mrow>
            <mi>d</mi>
            <mo stretchy="false">τ</mo>
          </mrow>
        </mfrac>
      </mrow>
      <mi>V</mi>
      <mrow>
        <mo stretchy="false">(</mo>
        <mrow>
          <mover accent="true">
            <mo stretchy="false">θ</mo>
            <mo stretchy="false">˜</mo>
          </mover>
          <mrow>
            <mo stretchy="false">(</mo>
            <mo stretchy="false">τ</mo>
            <mo stretchy="false">)</mo>
          </mrow>
        </mrow>
        <mo stretchy="false">)</mo>
      </mrow>
      <mi>d</mi>
      <mrow>
        <mo stretchy="false">τ</mo>
        <mi mathvariant="normal">≤</mi>
        <msubsup>
          <mo stretchy="false">γ</mo>
          <mn>1</mn>
          <mn>2</mn>
        </msubsup>
      </mrow>
    </mrow>
    <annotation encoding="StarMath 5.0">int_0^t {d over {d %tau}} V(tilde %theta(%tau)) d%tau &lt;= %gamma_1^2</annotation>
  </semantics>
</math>
</file>

<file path=Object 61/content.xml><?xml version="1.0" encoding="utf-8"?>
<math xmlns="http://www.w3.org/1998/Math/MathML">
  <semantics>
    <mrow>
      <mi>V</mi>
      <mrow>
        <mrow>
          <mo stretchy="false">(</mo>
          <mrow>
            <mover accent="true">
              <mo stretchy="false">θ</mo>
              <mo stretchy="false">˜</mo>
            </mover>
            <mrow>
              <mo stretchy="false">(</mo>
              <mi>t</mi>
              <mo stretchy="false">)</mo>
            </mrow>
          </mrow>
          <mo stretchy="false">)</mo>
        </mrow>
        <mi mathvariant="normal">−</mi>
        <mi>V</mi>
      </mrow>
      <mrow>
        <mrow>
          <mo stretchy="false">(</mo>
          <mrow>
            <mover accent="true">
              <mo stretchy="false">θ</mo>
              <mo stretchy="false">˜</mo>
            </mover>
            <mrow>
              <mo stretchy="false">(</mo>
              <mn>0</mn>
              <mo stretchy="false">)</mo>
            </mrow>
          </mrow>
          <mo stretchy="false">)</mo>
        </mrow>
        <mi mathvariant="normal">≤</mi>
        <msubsup>
          <mo stretchy="false">γ</mo>
          <mn>1</mn>
          <mn>2</mn>
        </msubsup>
      </mrow>
    </mrow>
    <annotation encoding="StarMath 5.0">V(tilde %theta(t)) - V(tilde %theta(0)) &lt;= %gamma_1^2</annotation>
  </semantics>
</math>
</file>

<file path=Object 62/content.xml><?xml version="1.0" encoding="utf-8"?>
<math xmlns="http://www.w3.org/1998/Math/MathML">
  <semantics>
    <mrow>
      <msup>
        <mover accent="true">
          <mo stretchy="false">θ</mo>
          <mo stretchy="false">˜</mo>
        </mover>
        <mi>T</mi>
      </msup>
      <mrow>
        <mo stretchy="false">(</mo>
        <mi>t</mi>
        <mo stretchy="false">)</mo>
      </mrow>
      <msup>
        <mi>F</mi>
        <mrow>
          <mi mathvariant="normal">−</mi>
          <mn>1</mn>
        </mrow>
      </msup>
      <mover accent="true">
        <mo stretchy="false">θ</mo>
        <mo stretchy="false">˜</mo>
      </mover>
      <mrow>
        <mrow>
          <mo stretchy="false">(</mo>
          <mi>t</mi>
          <mo stretchy="false">)</mo>
        </mrow>
        <mi mathvariant="normal">−</mi>
        <msup>
          <mover accent="true">
            <mo stretchy="false">θ</mo>
            <mo stretchy="false">˜</mo>
          </mover>
          <mi>T</mi>
        </msup>
      </mrow>
      <mrow>
        <mo stretchy="false">(</mo>
        <mn>0</mn>
        <mo stretchy="false">)</mo>
      </mrow>
      <msup>
        <mi>F</mi>
        <mrow>
          <mi mathvariant="normal">−</mi>
          <mn>1</mn>
        </mrow>
      </msup>
      <mover accent="true">
        <mo stretchy="false">θ</mo>
        <mo stretchy="false">˜</mo>
      </mover>
      <mrow>
        <mrow>
          <mo stretchy="false">(</mo>
          <mn>0</mn>
          <mo stretchy="false">)</mo>
        </mrow>
        <mi mathvariant="normal">≤</mi>
        <mn>2</mn>
      </mrow>
      <msubsup>
        <mo stretchy="false">γ</mo>
        <mn>1</mn>
        <mn>2</mn>
      </msubsup>
    </mrow>
    <annotation encoding="StarMath 5.0">{tilde %theta}^T(t) F^-1 tilde %theta(t) - {tilde %theta}^T(0) F^-1 tilde %theta(0) &lt;= 2 %gamma_1^2</annotation>
  </semantics>
</math>
</file>

<file path=Object 63/content.xml><?xml version="1.0" encoding="utf-8"?>
<math xmlns="http://www.w3.org/1998/Math/MathML">
  <semantics>
    <mrow>
      <msup>
        <mover accent="true">
          <mo stretchy="false">θ</mo>
          <mo stretchy="false">˜</mo>
        </mover>
        <mi>T</mi>
      </msup>
      <mrow>
        <mo stretchy="false">(</mo>
        <mi>t</mi>
        <mo stretchy="false">)</mo>
      </mrow>
      <msup>
        <mi>F</mi>
        <mrow>
          <mi mathvariant="normal">−</mi>
          <mn>1</mn>
        </mrow>
      </msup>
      <mover accent="true">
        <mo stretchy="false">θ</mo>
        <mo stretchy="false">˜</mo>
      </mover>
      <mrow>
        <mrow>
          <mo stretchy="false">(</mo>
          <mi>t</mi>
          <mo stretchy="false">)</mo>
        </mrow>
        <mi mathvariant="normal">≤</mi>
        <mn>2</mn>
      </mrow>
      <mrow>
        <msubsup>
          <mo stretchy="false">γ</mo>
          <mn>1</mn>
          <mn>2</mn>
        </msubsup>
        <mo stretchy="false">+</mo>
        <msup>
          <mover accent="true">
            <mo stretchy="false">θ</mo>
            <mo stretchy="false">˜</mo>
          </mover>
          <mi>T</mi>
        </msup>
      </mrow>
      <mrow>
        <mo stretchy="false">(</mo>
        <mn>0</mn>
        <mo stretchy="false">)</mo>
      </mrow>
      <msup>
        <mi>F</mi>
        <mrow>
          <mi mathvariant="normal">−</mi>
          <mn>1</mn>
        </mrow>
      </msup>
      <mover accent="true">
        <mo stretchy="false">θ</mo>
        <mo stretchy="false">˜</mo>
      </mover>
      <mrow>
        <mrow>
          <mo stretchy="false">(</mo>
          <mn>0</mn>
          <mo stretchy="false">)</mo>
        </mrow>
        <mi mathvariant="normal">≤</mi>
        <mn>2</mn>
      </mrow>
      <mrow>
        <msubsup>
          <mo stretchy="false">γ</mo>
          <mn>1</mn>
          <mn>2</mn>
        </msubsup>
        <mo stretchy="false">+</mo>
        <msub>
          <mo stretchy="false">λ</mo>
          <mtext>max</mtext>
        </msub>
      </mrow>
      <mrow>
        <mo stretchy="false">(</mo>
        <msup>
          <mi>F</mi>
          <mrow>
            <mi mathvariant="normal">−</mi>
            <mn>1</mn>
          </mrow>
        </msup>
        <mo stretchy="false">)</mo>
      </mrow>
      <msup>
        <mrow>
          <mi stretchy="false" mathvariant="normal">∥</mi>
          <mrow>
            <mover accent="true">
              <mo stretchy="false">θ</mo>
              <mo stretchy="false">˜</mo>
            </mover>
            <mrow>
              <mo stretchy="false">(</mo>
              <mn>0</mn>
              <mo stretchy="false">)</mo>
            </mrow>
          </mrow>
          <mi stretchy="false" mathvariant="normal">∥</mi>
        </mrow>
        <mn>2</mn>
      </msup>
    </mrow>
    <annotation encoding="StarMath 5.0">{tilde %theta}^T(t) F^-1 tilde %theta(t) &lt;= 2 %gamma_1^2 + {tilde %theta}^T(0) F^-1 tilde %theta(0) &lt;= 2 %gamma_1^2 + %lambda_"max"(F^-1) ldline tilde %theta(0) rdline^2</annotation>
  </semantics>
</math>
</file>

<file path=Object 64/content.xml><?xml version="1.0" encoding="utf-8"?>
<math xmlns="http://www.w3.org/1998/Math/MathML">
  <semantics>
    <mrow>
      <msub>
        <mo stretchy="false">λ</mo>
        <mtext>min</mtext>
      </msub>
      <mrow>
        <mo stretchy="false">(</mo>
        <msup>
          <mi>F</mi>
          <mrow>
            <mi mathvariant="normal">−</mi>
            <mn>1</mn>
          </mrow>
        </msup>
        <mo stretchy="false">)</mo>
      </mrow>
      <mrow>
        <msup>
          <mrow>
            <mi stretchy="false" mathvariant="normal">∥</mi>
            <mrow>
              <mover accent="true">
                <mo stretchy="false">θ</mo>
                <mo stretchy="false">˜</mo>
              </mover>
              <mrow>
                <mo stretchy="false">(</mo>
                <mi>t</mi>
                <mo stretchy="false">)</mo>
              </mrow>
            </mrow>
            <mi stretchy="false" mathvariant="normal">∥</mi>
          </mrow>
          <mn>2</mn>
        </msup>
        <mi mathvariant="normal">≤</mi>
        <msup>
          <mover accent="true">
            <mo stretchy="false">θ</mo>
            <mo stretchy="false">˜</mo>
          </mover>
          <mi>T</mi>
        </msup>
      </mrow>
      <mrow>
        <mo stretchy="false">(</mo>
        <mi>t</mi>
        <mo stretchy="false">)</mo>
      </mrow>
      <msup>
        <mi>F</mi>
        <mrow>
          <mi mathvariant="normal">−</mi>
          <mn>1</mn>
        </mrow>
      </msup>
      <mover accent="true">
        <mo stretchy="false">θ</mo>
        <mo stretchy="false">˜</mo>
      </mover>
      <mrow>
        <mrow>
          <mo stretchy="false">(</mo>
          <mi>t</mi>
          <mo stretchy="false">)</mo>
        </mrow>
        <mi mathvariant="normal">≤</mi>
        <mn>2</mn>
      </mrow>
      <mrow>
        <msubsup>
          <mo stretchy="false">γ</mo>
          <mn>1</mn>
          <mn>2</mn>
        </msubsup>
        <mo stretchy="false">+</mo>
        <msub>
          <mo stretchy="false">λ</mo>
          <mtext>max</mtext>
        </msub>
      </mrow>
      <mrow>
        <mo stretchy="false">(</mo>
        <msup>
          <mi>F</mi>
          <mrow>
            <mi mathvariant="normal">−</mi>
            <mn>1</mn>
          </mrow>
        </msup>
        <mo stretchy="false">)</mo>
      </mrow>
      <msup>
        <mrow>
          <mi stretchy="false" mathvariant="normal">∥</mi>
          <mrow>
            <mover accent="true">
              <mo stretchy="false">θ</mo>
              <mo stretchy="false">˜</mo>
            </mover>
            <mrow>
              <mo stretchy="false">(</mo>
              <mn>0</mn>
              <mo stretchy="false">)</mo>
            </mrow>
          </mrow>
          <mi stretchy="false" mathvariant="normal">∥</mi>
        </mrow>
        <mn>2</mn>
      </msup>
    </mrow>
    <annotation encoding="StarMath 5.0">%lambda_"min"(F^-1) ldline tilde %theta(t) rdline^2 &lt;= {tilde %theta}^T(t) F^-1 tilde %theta(t) &lt;= 2 %gamma_1^2 + %lambda_"max"(F^-1) ldline tilde %theta(0) rdline^2</annotation>
  </semantics>
</math>
</file>

<file path=Object 65/content.xml><?xml version="1.0" encoding="utf-8"?>
<math xmlns="http://www.w3.org/1998/Math/MathML">
  <semantics>
    <mrow>
      <mrow>
        <mi>F</mi>
        <mo stretchy="false">&gt;</mo>
        <mn>0</mn>
      </mrow>
      <mtext> so it has no zero eigenvalues, therefore the max eigenvalue of </mtext>
      <msup>
        <mi>F</mi>
        <mrow>
          <mi mathvariant="normal">−</mi>
          <mn>1</mn>
        </mrow>
      </msup>
      <mtext> is finite</mtext>
    </mrow>
    <annotation encoding="StarMath 5.0">F &gt; 0 " so it has no zero eigenvalues, therefore the max eigenvalue of " F^-1 " is finite"</annotation>
  </semantics>
</math>
</file>

<file path=Object 66/content.xml><?xml version="1.0" encoding="utf-8"?>
<math xmlns="http://www.w3.org/1998/Math/MathML">
  <semantics>
    <mrow>
      <mtext>So if </mtext>
      <mrow>
        <mrow>
          <mi stretchy="false" mathvariant="normal">∥</mi>
          <mrow>
            <mover accent="true">
              <mo stretchy="false">θ</mo>
              <mo stretchy="false">˜</mo>
            </mover>
            <mrow>
              <mo stretchy="false">(</mo>
              <mn>0</mn>
              <mo stretchy="false">)</mo>
            </mrow>
          </mrow>
          <mi stretchy="false" mathvariant="normal">∥</mi>
        </mrow>
        <mo stretchy="false">&lt;</mo>
        <mi mathvariant="normal">∞</mi>
      </mrow>
      <mtext>, we have </mtext>
      <mrow>
        <mrow>
          <mrow>
            <mi stretchy="false" mathvariant="normal">∥</mi>
            <mrow>
              <mover accent="true">
                <mo stretchy="false">θ</mo>
                <mo stretchy="false">˜</mo>
              </mover>
              <mrow>
                <mo stretchy="false">(</mo>
                <mi>t</mi>
                <mo stretchy="false">)</mo>
              </mrow>
            </mrow>
            <mi stretchy="false" mathvariant="normal">∥</mi>
          </mrow>
          <mi mathvariant="normal">≤</mi>
          <msqrt>
            <mfrac>
              <mrow>
                <mn>2</mn>
                <mrow>
                  <msubsup>
                    <mo stretchy="false">γ</mo>
                    <mn>1</mn>
                    <mn>2</mn>
                  </msubsup>
                  <mo stretchy="false">+</mo>
                  <msub>
                    <mo stretchy="false">λ</mo>
                    <mtext>max</mtext>
                  </msub>
                </mrow>
                <mrow>
                  <mo stretchy="false">(</mo>
                  <msup>
                    <mi>F</mi>
                    <mrow>
                      <mi mathvariant="normal">−</mi>
                      <mn>1</mn>
                    </mrow>
                  </msup>
                  <mo stretchy="false">)</mo>
                </mrow>
                <msup>
                  <mrow>
                    <mi stretchy="false" mathvariant="normal">∥</mi>
                    <mrow>
                      <mover accent="true">
                        <mo stretchy="false">θ</mo>
                        <mo stretchy="false">˜</mo>
                      </mover>
                      <mrow>
                        <mo stretchy="false">(</mo>
                        <mn>0</mn>
                        <mo stretchy="false">)</mo>
                      </mrow>
                    </mrow>
                    <mi stretchy="false" mathvariant="normal">∥</mi>
                  </mrow>
                  <mn>2</mn>
                </msup>
              </mrow>
              <mrow>
                <msub>
                  <mo stretchy="false">λ</mo>
                  <mtext>min</mtext>
                </msub>
                <mrow>
                  <mo stretchy="false">(</mo>
                  <msup>
                    <mi>F</mi>
                    <mrow>
                      <mi mathvariant="normal">−</mi>
                      <mn>1</mn>
                    </mrow>
                  </msup>
                  <mo stretchy="false">)</mo>
                </mrow>
              </mrow>
            </mfrac>
          </msqrt>
        </mrow>
        <mo stretchy="false">&lt;</mo>
        <mi mathvariant="normal">∞</mi>
      </mrow>
    </mrow>
    <annotation encoding="StarMath 5.0">"So if " ldline tilde %theta(0) rdline &lt; infinity ", we have " ldline tilde %theta(t) rdline &lt;= sqrt{{2 %gamma_1^2 + %lambda_"max"(F^-1) ldline tilde %theta(0) rdline^2} over {%lambda_"min"(F^-1)}} &lt; infinity</annotation>
  </semantics>
</math>
</file>

<file path=Object 67/content.xml><?xml version="1.0" encoding="utf-8"?>
<math xmlns="http://www.w3.org/1998/Math/MathML">
  <semantics>
    <mrow>
      <mi>w</mi>
      <mrow>
        <mrow>
          <mo stretchy="false">(</mo>
          <mi>t</mi>
          <mo stretchy="false">)</mo>
        </mrow>
        <mi mathvariant="normal">=</mi>
        <mrow>
          <mi mathvariant="normal">−</mi>
          <mi>m</mi>
        </mrow>
      </mrow>
      <mrow>
        <mrow>
          <mo stretchy="false">(</mo>
          <mi>t</mi>
          <mo stretchy="false">)</mo>
        </mrow>
        <mi mathvariant="normal">=</mi>
        <mrow>
          <mi mathvariant="normal">−</mi>
          <msup>
            <mover accent="true">
              <mo stretchy="false">θ</mo>
              <mo stretchy="false">˜</mo>
            </mover>
            <mi>T</mi>
          </msup>
        </mrow>
      </mrow>
      <mrow>
        <mo stretchy="false">(</mo>
        <mi>t</mi>
        <mo stretchy="false">)</mo>
      </mrow>
      <mo stretchy="false">φ</mo>
      <mrow>
        <mo stretchy="false">(</mo>
        <mi>t</mi>
        <mo stretchy="false">)</mo>
      </mrow>
      <mtext>, from part c we have </mtext>
      <mrow>
        <mrow>
          <mi stretchy="false" mathvariant="normal">∥</mi>
          <mrow>
            <mo stretchy="false">φ</mo>
            <mrow>
              <mo stretchy="false">(</mo>
              <mi>t</mi>
              <mo stretchy="false">)</mo>
            </mrow>
          </mrow>
          <mi stretchy="false" mathvariant="normal">∥</mi>
        </mrow>
        <mo stretchy="false">&lt;</mo>
        <mi mathvariant="normal">∞</mi>
      </mrow>
      <mtext>, and from part d we have </mtext>
      <mrow>
        <mrow>
          <mi stretchy="false" mathvariant="normal">∥</mi>
          <mrow>
            <mover accent="true">
              <mo stretchy="false">θ</mo>
              <mo stretchy="false">˜</mo>
            </mover>
            <mrow>
              <mo stretchy="false">(</mo>
              <mi>t</mi>
              <mo stretchy="false">)</mo>
            </mrow>
          </mrow>
          <mi stretchy="false" mathvariant="normal">∥</mi>
        </mrow>
        <mo stretchy="false">&lt;</mo>
        <mi mathvariant="normal">∞</mi>
      </mrow>
    </mrow>
    <annotation encoding="StarMath 5.0">w(t) = -m(t) = -{tilde %theta}^T(t) %phi(t) ", from part c we have " ldline %phi(t) rdline &lt; infinity ", and from part d we have " ldline tilde %theta(t) rdline &lt; infinity</annotation>
  </semantics>
</math>
</file>

<file path=Object 68/content.xml><?xml version="1.0" encoding="utf-8"?>
<math xmlns="http://www.w3.org/1998/Math/MathML">
  <semantics>
    <mrow>
      <mi>w</mi>
      <mrow>
        <mo stretchy="false">(</mo>
        <mi>t</mi>
        <mo stretchy="false">)</mo>
      </mrow>
      <mtext> is the product of 2 bounded vectors so it is bounded. The system is asymptotically hyperstable</mtext>
    </mrow>
    <annotation encoding="StarMath 5.0">w(t) " is the product of 2 bounded vectors so it is bounded. The system is asymptotically hyperstable"</annotation>
  </semantics>
</math>
</file>

<file path=Object 69/content.xml><?xml version="1.0" encoding="utf-8"?>
<math xmlns="http://www.w3.org/1998/Math/MathML">
  <semantics>
    <mrow>
      <mtext>so </mtext>
      <mrow>
        <munder>
          <mi>lim</mi>
          <mrow>
            <mi>t</mi>
            <mo stretchy="false">→</mo>
            <mi mathvariant="normal">∞</mi>
          </mrow>
        </munder>
        <mi>e</mi>
      </mrow>
      <mrow>
        <mrow>
          <mo stretchy="false">(</mo>
          <mi>t</mi>
          <mo stretchy="false">)</mo>
        </mrow>
        <mi mathvariant="normal">=</mi>
        <mn>0</mn>
      </mrow>
    </mrow>
    <annotation encoding="StarMath 5.0">"so " lim from {t toward infinity} e(t) = 0</annotation>
  </semantics>
</math>
</file>

<file path=Object 7/content.xml><?xml version="1.0" encoding="utf-8"?>
<math xmlns="http://www.w3.org/1998/Math/MathML">
  <semantics>
    <mrow>
      <msub>
        <mi>n</mi>
        <mi>r</mi>
      </msub>
      <mrow>
        <mrow>
          <mi>'</mi>
          <mi mathvariant="normal">=</mi>
          <mrow>
            <mrow>
              <mi>d</mi>
              <mo stretchy="false">+</mo>
              <msub>
                <mi>m</mi>
                <mi>u</mi>
              </msub>
            </mrow>
            <mi mathvariant="normal">−</mi>
            <mn>1</mn>
          </mrow>
        </mrow>
        <mi mathvariant="normal">=</mi>
        <mn>0,</mn>
      </mrow>
      <mi/>
      <mrow>
        <msub>
          <mi>n</mi>
          <mi>s</mi>
        </msub>
        <mi mathvariant="normal">=</mi>
        <mi>max</mi>
      </mrow>
      <mrow>
        <mrow>
          <mo stretchy="false">(</mo>
          <mrow>
            <mrow>
              <mrow>
                <mi>n</mi>
                <mo stretchy="false">+</mo>
                <msub>
                  <mi>n</mi>
                  <mi>d</mi>
                </msub>
              </mrow>
              <mi mathvariant="normal">−</mi>
              <mn>1,</mn>
            </mrow>
            <mi/>
            <msub>
              <mi>n</mi>
              <mi>c</mi>
            </msub>
            <mrow>
              <mrow>
                <mi>'</mi>
                <mi mathvariant="normal">−</mi>
                <mi>d</mi>
              </mrow>
              <mi mathvariant="normal">−</mi>
              <msub>
                <mi>m</mi>
                <mi>u</mi>
              </msub>
            </mrow>
          </mrow>
          <mo stretchy="false">)</mo>
        </mrow>
        <mi mathvariant="normal">=</mi>
        <mn>9</mn>
      </mrow>
    </mrow>
    <annotation encoding="StarMath 5.0">n_r' = d + m_u - 1 = 0,` n_s = func max(n + n_d - 1,` n_c' - d - m_u) = 9</annotation>
  </semantics>
</math>
</file>

<file path=Object 8/content.xml><?xml version="1.0" encoding="utf-8"?>
<math xmlns="http://www.w3.org/1998/Math/MathML">
  <semantics>
    <mrow>
      <mi>R</mi>
      <mi>'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n>1,</mn>
      </mrow>
      <mi/>
      <mi>S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row>
          <msub>
            <mi>s</mi>
            <mn>0</mn>
          </msub>
          <mo stretchy="false">+</mo>
          <msub>
            <mi>s</mi>
            <mn>1</mn>
          </msub>
        </mrow>
      </mrow>
      <mrow>
        <msup>
          <mi>q</mi>
          <mrow>
            <mi mathvariant="normal">−</mi>
            <mn>1</mn>
          </mrow>
        </msup>
        <mo stretchy="false">+</mo>
        <msub>
          <mi>s</mi>
          <mn>2</mn>
        </msub>
      </mrow>
      <mrow>
        <msup>
          <mi>q</mi>
          <mrow>
            <mi mathvariant="normal">−</mi>
            <mn>2</mn>
          </mrow>
        </msup>
        <mo stretchy="false">+</mo>
        <msub>
          <mi>s</mi>
          <mn>3</mn>
        </msub>
      </mrow>
      <mrow>
        <msup>
          <mi>q</mi>
          <mrow>
            <mi mathvariant="normal">−</mi>
            <mn>3</mn>
          </mrow>
        </msup>
        <mo stretchy="false">+</mo>
        <msub>
          <mi>s</mi>
          <mn>4</mn>
        </msub>
      </mrow>
      <mrow>
        <msup>
          <mi>q</mi>
          <mrow>
            <mi mathvariant="normal">−</mi>
            <mn>4</mn>
          </mrow>
        </msup>
        <mo stretchy="false">+</mo>
        <msub>
          <mi>s</mi>
          <mn>5</mn>
        </msub>
      </mrow>
      <mrow>
        <msup>
          <mi>q</mi>
          <mrow>
            <mi mathvariant="normal">−</mi>
            <mn>5</mn>
          </mrow>
        </msup>
        <mo stretchy="false">+</mo>
        <msub>
          <mi>s</mi>
          <mn>6</mn>
        </msub>
      </mrow>
      <mrow>
        <msup>
          <mi>q</mi>
          <mrow>
            <mi mathvariant="normal">−</mi>
            <mn>6</mn>
          </mrow>
        </msup>
        <mo stretchy="false">+</mo>
        <msub>
          <mi>s</mi>
          <mn>7</mn>
        </msub>
      </mrow>
      <mrow>
        <msup>
          <mi>q</mi>
          <mrow>
            <mi mathvariant="normal">−</mi>
            <mn>7</mn>
          </mrow>
        </msup>
        <mo stretchy="false">+</mo>
        <msub>
          <mi>s</mi>
          <mn>8</mn>
        </msub>
      </mrow>
      <mrow>
        <msup>
          <mi>q</mi>
          <mrow>
            <mi mathvariant="normal">−</mi>
            <mn>8</mn>
          </mrow>
        </msup>
        <mo stretchy="false">+</mo>
        <msub>
          <mi>s</mi>
          <mn>9</mn>
        </msub>
      </mrow>
      <msup>
        <mi>q</mi>
        <mrow>
          <mi mathvariant="normal">−</mi>
          <mn>9</mn>
        </mrow>
      </msup>
    </mrow>
    <annotation encoding="StarMath 5.0">R'(q^-1) = 1,` S(q^-1) = s_0 + s_1 q^-1 + s_2 q^-2 + s_3 q^-3 + s_4 q^-4 + s_5 q^-5 + s_6 q^-6 + s_7 q^-7 + s_8 q^-8 + s_9 q^-9</annotation>
  </semantics>
</math>
</file>

<file path=Object 9/content.xml><?xml version="1.0" encoding="utf-8"?>
<math xmlns="http://www.w3.org/1998/Math/MathML">
  <semantics>
    <mrow>
      <mrow>
        <mn>1</mn>
        <mi mathvariant="normal">=</mi>
        <mrow>
          <mo stretchy="false">(</mo>
          <mrow>
            <mn>1</mn>
            <mi mathvariant="normal">−</mi>
            <msup>
              <mi>q</mi>
              <mrow>
                <mi mathvariant="normal">−</mi>
                <mn>8</mn>
              </mrow>
            </msup>
          </mrow>
          <mo stretchy="false">)</mo>
        </mrow>
      </mrow>
      <mrow>
        <mo stretchy="false">(</mo>
        <mrow>
          <mrow>
            <mn>1</mn>
            <mi mathvariant="normal">−</mi>
            <mn>0.8</mn>
          </mrow>
          <msup>
            <mi>q</mi>
            <mrow>
              <mi mathvariant="normal">−</mi>
              <mn>1</mn>
            </mrow>
          </msup>
        </mrow>
        <mo stretchy="false">)</mo>
      </mrow>
      <mrow>
        <mrow>
          <mo stretchy="false">(</mo>
          <mrow>
            <mrow>
              <mn>1</mn>
              <mi mathvariant="normal">−</mi>
              <mn>0.7</mn>
            </mrow>
            <msup>
              <mi>q</mi>
              <mrow>
                <mi mathvariant="normal">−</mi>
                <mn>1</mn>
              </mrow>
            </msup>
          </mrow>
          <mo stretchy="false">)</mo>
        </mrow>
        <mo stretchy="false">+</mo>
        <mn>0.1</mn>
      </mrow>
      <msup>
        <mi>q</mi>
        <mrow>
          <mi mathvariant="normal">−</mi>
          <mn>1</mn>
        </mrow>
      </msup>
      <mi>S</mi>
      <mrow>
        <mo stretchy="false">(</mo>
        <msup>
          <mi>q</mi>
          <mrow>
            <mi mathvariant="normal">−</mi>
            <mn>1</mn>
          </mrow>
        </msup>
        <mo stretchy="false">)</mo>
      </mrow>
    </mrow>
    <annotation encoding="StarMath 5.0">1 = (1 - q^-8) (1 - 0.8 q^-1) (1 - 0.7 q^-1) + 0.1 q^-1 S(q^-1)</annotation>
  </semantics>
</math>
</file>